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style:vertical-align="top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ddddd" style:text-align-source="fix" style:repeat-content="false" style:vertical-align="top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d7"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dbb6"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d7d7"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0c2cd"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dee6ef"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dde8cb"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e8f2a1"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dddddd"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mera-TTC-data" table:style-name="ta1">
        <table:shapes>
          <draw:frame draw:z-index="0" draw:style-name="gr1" draw:text-style-name="P1" svg:width="8.8713in" svg:height="4.9898in" svg:x="7.6276in" svg:y="0in">
            <draw:object draw:notify-on-update-of-ranges="'Camera-TTC-data'.C2:'Camera-TTC-data'.C2 'Camera-TTC-data'.E2:'Camera-TTC-data'.E19 'Camera-TTC-data'.C20:'Camera-TTC-data'.C20 'Camera-TTC-data'.E20:'Camera-TTC-data'.E37 'Camera-TTC-data'.C38:'Camera-TTC-data'.C38 'Camera-TTC-data'.E38:'Camera-TTC-data'.E55 'Camera-TTC-data'.C56:'Camera-TTC-data'.C56 'Camera-TTC-data'.E56:'Camera-TTC-data'.E73 'Camera-TTC-data'.C74:'Camera-TTC-data'.C74 'Camera-TTC-data'.E74:'Camera-TTC-data'.E9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8752in" svg:height="4.9921in" svg:x="7.6177in" svg:y="22.7055in">
            <draw:object draw:notify-on-update-of-ranges="'Camera-TTC-data'.C110:'Camera-TTC-data'.C110 'Camera-TTC-data'.E110:'Camera-TTC-data'.E127 'Camera-TTC-data'.C128:'Camera-TTC-data'.C128 'Camera-TTC-data'.E128:'Camera-TTC-data'.E145 'Camera-TTC-data'.C146:'Camera-TTC-data'.C146 'Camera-TTC-data'.E146:'Camera-TTC-data'.E163 'Camera-TTC-data'.C164:'Camera-TTC-data'.C164 'Camera-TTC-data'.E164:'Camera-TTC-data'.E181 'Camera-TTC-data'.C182:'Camera-TTC-data'.C182 'Camera-TTC-data'.E182:'Camera-TTC-data'.E19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8748in" svg:height="4.9917in" svg:x="7.6173in" svg:y="45.2268in">
            <draw:object draw:notify-on-update-of-ranges="'Camera-TTC-data'.C218:'Camera-TTC-data'.C218 'Camera-TTC-data'.E218:'Camera-TTC-data'.E235 'Camera-TTC-data'.C236:'Camera-TTC-data'.C236 'Camera-TTC-data'.E236:'Camera-TTC-data'.E253 'Camera-TTC-data'.C272:'Camera-TTC-data'.C272 'Camera-TTC-data'.E272:'Camera-TTC-data'.E289 'Camera-TTC-data'.C290:'Camera-TTC-data'.C290 'Camera-TTC-data'.E290:'Camera-TTC-data'.E30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8571in" svg:height="4.9819in" svg:x="7.6283in" svg:y="67.7264in">
            <draw:object draw:notify-on-update-of-ranges="'Camera-TTC-data'.C326:'Camera-TTC-data'.C326 'Camera-TTC-data'.E326:'Camera-TTC-data'.E343 'Camera-TTC-data'.C344:'Camera-TTC-data'.C344 'Camera-TTC-data'.E344:'Camera-TTC-data'.E361 'Camera-TTC-data'.C362:'Camera-TTC-data'.C362 'Camera-TTC-data'.E362:'Camera-TTC-data'.E379 'Camera-TTC-data'.C380:'Camera-TTC-data'.C380 'Camera-TTC-data'.E380:'Camera-TTC-data'.E397 'Camera-TTC-data'.C398:'Camera-TTC-data'.C398 'Camera-TTC-data'.E398:'Camera-TTC-data'.E4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8.8752in" svg:height="4.9921in" svg:x="7.6177in" svg:y="90.2161in">
            <draw:object draw:notify-on-update-of-ranges="'Camera-TTC-data'.C434:'Camera-TTC-data'.C434 'Camera-TTC-data'.E434:'Camera-TTC-data'.E451 'Camera-TTC-data'.C452:'Camera-TTC-data'.C452 'Camera-TTC-data'.E452:'Camera-TTC-data'.E469 'Camera-TTC-data'.C470:'Camera-TTC-data'.C470 'Camera-TTC-data'.E470:'Camera-TTC-data'.E487 'Camera-TTC-data'.C488:'Camera-TTC-data'.C488 'Camera-TTC-data'.E488:'Camera-TTC-data'.E505 'Camera-TTC-data'.C506:'Camera-TTC-data'.C506 'Camera-TTC-data'.E506:'Camera-TTC-data'.E52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8.8748in" svg:height="4.9917in" svg:x="7.6177in" svg:y="112.7063in">
            <draw:object draw:notify-on-update-of-ranges="'Camera-TTC-data'.C542:'Camera-TTC-data'.C542 'Camera-TTC-data'.E542:'Camera-TTC-data'.E559 'Camera-TTC-data'.C560:'Camera-TTC-data'.C560 'Camera-TTC-data'.E560:'Camera-TTC-data'.E577 'Camera-TTC-data'.C578:'Camera-TTC-data'.C578 'Camera-TTC-data'.E578:'Camera-TTC-data'.E595 'Camera-TTC-data'.C596:'Camera-TTC-data'.C596 'Camera-TTC-data'.E596:'Camera-TTC-data'.E613 'Camera-TTC-data'.C614:'Camera-TTC-data'.C614 'Camera-TTC-data'.E614:'Camera-TTC-data'.E63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8.8563in" svg:height="4.9815in" svg:x="7.6067in" svg:y="135.2268in">
            <draw:object draw:notify-on-update-of-ranges="'Camera-TTC-data'.C650:'Camera-TTC-data'.C650 'Camera-TTC-data'.E650:'Camera-TTC-data'.E667 'Camera-TTC-data'.C668:'Camera-TTC-data'.C668 'Camera-TTC-data'.E668:'Camera-TTC-data'.E685 'Camera-TTC-data'.C686:'Camera-TTC-data'.C686 'Camera-TTC-data'.E686:'Camera-TTC-data'.E703 'Camera-TTC-data'.C704:'Camera-TTC-data'.C704 'Camera-TTC-data'.E704:'Camera-TTC-data'.E721 'Camera-TTC-data'.C722:'Camera-TTC-data'.C722 'Camera-TTC-data'.E722:'Camera-TTC-data'.E739 'Camera-TTC-data'.C740:'Camera-TTC-data'.C740 'Camera-TTC-data'.E740:'Camera-TTC-data'.E75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row table:style-name="ro1">
          <table:table-cell table:style-name="ce1" office:value-type="string" calcext:value-type="string">
            <text:p>ImageID</text:p>
          </table:table-cell>
          <table:table-cell table:style-name="ce1" office:value-type="string" calcext:value-type="string">
            <text:p>detectorType</text:p>
          </table:table-cell>
          <table:table-cell table:style-name="ce1" office:value-type="string" calcext:value-type="string">
            <text:p>descriptorType</text:p>
          </table:table-cell>
          <table:table-cell table:style-name="ce1" office:value-type="string" calcext:value-type="string">
            <text:p>numMatchedKpts</text:p>
          </table:table-cell>
          <table:table-cell table:style-name="ce1" office:value-type="string" calcext:value-type="string">
            <text:p>cameraTT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02" calcext:value-type="float">
            <text:p>102</text:p>
          </table:table-cell>
          <table:table-cell office:value-type="float" office:value="12.943" calcext:value-type="float">
            <text:p>12.9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01" calcext:value-type="float">
            <text:p>101</text:p>
          </table:table-cell>
          <table:table-cell office:value-type="float" office:value="12.6659" calcext:value-type="float">
            <text:p>12.66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86" calcext:value-type="float">
            <text:p>86</text:p>
          </table:table-cell>
          <table:table-cell office:value-type="float" office:value="14.715" calcext:value-type="float">
            <text:p>14.7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00" calcext:value-type="float">
            <text:p>100</text:p>
          </table:table-cell>
          <table:table-cell office:value-type="float" office:value="12.4414" calcext:value-type="float">
            <text:p>12.44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02" calcext:value-type="float">
            <text:p>102</text:p>
          </table:table-cell>
          <table:table-cell office:value-type="float" office:value="12.0656" calcext:value-type="float">
            <text:p>12.06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98" calcext:value-type="float">
            <text:p>98</text:p>
          </table:table-cell>
          <table:table-cell office:value-type="float" office:value="14.4568" calcext:value-type="float">
            <text:p>14.45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17" calcext:value-type="float">
            <text:p>117</text:p>
          </table:table-cell>
          <table:table-cell office:value-type="float" office:value="12.9101" calcext:value-type="float">
            <text:p>12.9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98" calcext:value-type="float">
            <text:p>98</text:p>
          </table:table-cell>
          <table:table-cell office:value-type="float" office:value="13.5026" calcext:value-type="float">
            <text:p>13.50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07" calcext:value-type="float">
            <text:p>107</text:p>
          </table:table-cell>
          <table:table-cell office:value-type="float" office:value="11.6078" calcext:value-type="float">
            <text:p>11.60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05" calcext:value-type="float">
            <text:p>105</text:p>
          </table:table-cell>
          <table:table-cell office:value-type="float" office:value="12.3281" calcext:value-type="float">
            <text:p>12.32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00" calcext:value-type="float">
            <text:p>100</text:p>
          </table:table-cell>
          <table:table-cell office:value-type="float" office:value="11.0982" calcext:value-type="float">
            <text:p>11.09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24" calcext:value-type="float">
            <text:p>124</text:p>
          </table:table-cell>
          <table:table-cell office:value-type="float" office:value="12.1296" calcext:value-type="float">
            <text:p>12.12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12" calcext:value-type="float">
            <text:p>112</text:p>
          </table:table-cell>
          <table:table-cell office:value-type="float" office:value="13.1009" calcext:value-type="float">
            <text:p>13.10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15" calcext:value-type="float">
            <text:p>115</text:p>
          </table:table-cell>
          <table:table-cell office:value-type="float" office:value="11.9325" calcext:value-type="float">
            <text:p>11.93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11" calcext:value-type="float">
            <text:p>111</text:p>
          </table:table-cell>
          <table:table-cell office:value-type="float" office:value="10.1483" calcext:value-type="float">
            <text:p>10.14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97" calcext:value-type="float">
            <text:p>97</text:p>
          </table:table-cell>
          <table:table-cell office:value-type="float" office:value="10.9093" calcext:value-type="float">
            <text:p>10.90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04" calcext:value-type="float">
            <text:p>104</text:p>
          </table:table-cell>
          <table:table-cell office:value-type="float" office:value="11.1009" calcext:value-type="float">
            <text:p>11.10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11" calcext:value-type="float">
            <text:p>111</text:p>
          </table:table-cell>
          <table:table-cell office:value-type="float" office:value="10.3596" calcext:value-type="float">
            <text:p>10.3596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18" calcext:value-type="float">
            <text:p>118</text:p>
          </table:table-cell>
          <table:table-cell table:style-name="ce12" office:value-type="float" office:value="13.6844" calcext:value-type="float">
            <text:p>13.6844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13.0251" calcext:value-type="float">
            <text:p>13.0251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42" calcext:value-type="float">
            <text:p>142</text:p>
          </table:table-cell>
          <table:table-cell table:style-name="ce12" office:value-type="float" office:value="10.216" calcext:value-type="float">
            <text:p>10.216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11.616" calcext:value-type="float">
            <text:p>11.616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12.3658" calcext:value-type="float">
            <text:p>12.3658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13.085" calcext:value-type="float">
            <text:p>13.085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3.3614" calcext:value-type="float">
            <text:p>13.3614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12.8674" calcext:value-type="float">
            <text:p>12.8674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33" calcext:value-type="float">
            <text:p>133</text:p>
          </table:table-cell>
          <table:table-cell table:style-name="ce12" office:value-type="float" office:value="11.6078" calcext:value-type="float">
            <text:p>11.6078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13.0136" calcext:value-type="float">
            <text:p>13.0136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11.4009" calcext:value-type="float">
            <text:p>11.4009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11.1977" calcext:value-type="float">
            <text:p>11.1977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2.2631" calcext:value-type="float">
            <text:p>12.2631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57" calcext:value-type="float">
            <text:p>157</text:p>
          </table:table-cell>
          <table:table-cell table:style-name="ce12" office:value-type="float" office:value="12.1402" calcext:value-type="float">
            <text:p>12.1402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11.7063" calcext:value-type="float">
            <text:p>11.7063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12.5139" calcext:value-type="float">
            <text:p>12.5139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10.1726" calcext:value-type="float">
            <text:p>10.1726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47" calcext:value-type="float">
            <text:p>147</text:p>
          </table:table-cell>
          <table:table-cell table:style-name="ce12" office:value-type="float" office:value="8.9576" calcext:value-type="float">
            <text:p>8.95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32" calcext:value-type="float">
            <text:p>132</text:p>
          </table:table-cell>
          <table:table-cell office:value-type="float" office:value="13.5673" calcext:value-type="float">
            <text:p>13.56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00" calcext:value-type="float">
            <text:p>100</text:p>
          </table:table-cell>
          <table:table-cell office:value-type="float" office:value="12.306" calcext:value-type="float">
            <text:p>12.3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18" calcext:value-type="float">
            <text:p>118</text:p>
          </table:table-cell>
          <table:table-cell office:value-type="float" office:value="11.8924" calcext:value-type="float">
            <text:p>11.89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22" calcext:value-type="float">
            <text:p>122</text:p>
          </table:table-cell>
          <table:table-cell office:value-type="float" office:value="12.5963" calcext:value-type="float">
            <text:p>12.59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14" calcext:value-type="float">
            <text:p>114</text:p>
          </table:table-cell>
          <table:table-cell office:value-type="float" office:value="13.0928" calcext:value-type="float">
            <text:p>13.09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27" calcext:value-type="float">
            <text:p>127</text:p>
          </table:table-cell>
          <table:table-cell office:value-type="float" office:value="13.4042" calcext:value-type="float">
            <text:p>13.40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22" calcext:value-type="float">
            <text:p>122</text:p>
          </table:table-cell>
          <table:table-cell office:value-type="float" office:value="12.4126" calcext:value-type="float">
            <text:p>12.41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29" calcext:value-type="float">
            <text:p>129</text:p>
          </table:table-cell>
          <table:table-cell office:value-type="float" office:value="13.7119" calcext:value-type="float">
            <text:p>13.71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33" calcext:value-type="float">
            <text:p>133</text:p>
          </table:table-cell>
          <table:table-cell office:value-type="float" office:value="10.7009" calcext:value-type="float">
            <text:p>10.70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19" calcext:value-type="float">
            <text:p>119</text:p>
          </table:table-cell>
          <table:table-cell office:value-type="float" office:value="12.9164" calcext:value-type="float">
            <text:p>12.91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07" calcext:value-type="float">
            <text:p>107</text:p>
          </table:table-cell>
          <table:table-cell office:value-type="float" office:value="11.1203" calcext:value-type="float">
            <text:p>11.12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49" calcext:value-type="float">
            <text:p>149</text:p>
          </table:table-cell>
          <table:table-cell office:value-type="float" office:value="11.5554" calcext:value-type="float">
            <text:p>11.55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40" calcext:value-type="float">
            <text:p>140</text:p>
          </table:table-cell>
          <table:table-cell office:value-type="float" office:value="12.3436" calcext:value-type="float">
            <text:p>12.34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30" calcext:value-type="float">
            <text:p>130</text:p>
          </table:table-cell>
          <table:table-cell office:value-type="float" office:value="11.426" calcext:value-type="float">
            <text:p>11.4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21" calcext:value-type="float">
            <text:p>121</text:p>
          </table:table-cell>
          <table:table-cell office:value-type="float" office:value="9.64517" calcext:value-type="float">
            <text:p>9.645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23" calcext:value-type="float">
            <text:p>123</text:p>
          </table:table-cell>
          <table:table-cell office:value-type="float" office:value="12.0362" calcext:value-type="float">
            <text:p>12.03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26" calcext:value-type="float">
            <text:p>126</text:p>
          </table:table-cell>
          <table:table-cell office:value-type="float" office:value="10.7261" calcext:value-type="float">
            <text:p>10.72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28" calcext:value-type="float">
            <text:p>128</text:p>
          </table:table-cell>
          <table:table-cell office:value-type="float" office:value="8.1958" calcext:value-type="float">
            <text:p>8.1958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12.5213" calcext:value-type="float">
            <text:p>12.5213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12.7667" calcext:value-type="float">
            <text:p>12.7667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12.6507" calcext:value-type="float">
            <text:p>12.6507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11.616" calcext:value-type="float">
            <text:p>11.616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12.3152" calcext:value-type="float">
            <text:p>12.3152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3.2214" calcext:value-type="float">
            <text:p>13.2214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13.6719" calcext:value-type="float">
            <text:p>13.6719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12.0524" calcext:value-type="float">
            <text:p>12.0524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12.3043" calcext:value-type="float">
            <text:p>12.3043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11.1986" calcext:value-type="float">
            <text:p>11.1986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12.16" calcext:value-type="float">
            <text:p>12.16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12.694" calcext:value-type="float">
            <text:p>12.694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2.1545" calcext:value-type="float">
            <text:p>12.1545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11.3317" calcext:value-type="float">
            <text:p>11.3317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9.73452" calcext:value-type="float">
            <text:p>9.73452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1.1383" calcext:value-type="float">
            <text:p>11.1383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7.61304" calcext:value-type="float">
            <text:p>7.613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52" calcext:value-type="float">
            <text:p>152</text:p>
          </table:table-cell>
          <table:table-cell office:value-type="float" office:value="14.0226" calcext:value-type="float">
            <text:p>14.0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68" calcext:value-type="float">
            <text:p>168</text:p>
          </table:table-cell>
          <table:table-cell office:value-type="float" office:value="13.0387" calcext:value-type="float">
            <text:p>13.03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78" calcext:value-type="float">
            <text:p>178</text:p>
          </table:table-cell>
          <table:table-cell office:value-type="float" office:value="11.2376" calcext:value-type="float">
            <text:p>11.23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71" calcext:value-type="float">
            <text:p>171</text:p>
          </table:table-cell>
          <table:table-cell office:value-type="float" office:value="12.7425" calcext:value-type="float">
            <text:p>12.74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74" calcext:value-type="float">
            <text:p>174</text:p>
          </table:table-cell>
          <table:table-cell office:value-type="float" office:value="12.0557" calcext:value-type="float">
            <text:p>12.05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70" calcext:value-type="float">
            <text:p>170</text:p>
          </table:table-cell>
          <table:table-cell office:value-type="float" office:value="12.8027" calcext:value-type="float">
            <text:p>12.80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90" calcext:value-type="float">
            <text:p>190</text:p>
          </table:table-cell>
          <table:table-cell office:value-type="float" office:value="12.6031" calcext:value-type="float">
            <text:p>12.60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91" calcext:value-type="float">
            <text:p>191</text:p>
          </table:table-cell>
          <table:table-cell office:value-type="float" office:value="12.8697" calcext:value-type="float">
            <text:p>12.86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74" calcext:value-type="float">
            <text:p>174</text:p>
          </table:table-cell>
          <table:table-cell office:value-type="float" office:value="11.802" calcext:value-type="float">
            <text:p>11.8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75" calcext:value-type="float">
            <text:p>175</text:p>
          </table:table-cell>
          <table:table-cell office:value-type="float" office:value="13.3447" calcext:value-type="float">
            <text:p>13.34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64" calcext:value-type="float">
            <text:p>164</text:p>
          </table:table-cell>
          <table:table-cell office:value-type="float" office:value="12.0016" calcext:value-type="float">
            <text:p>12.00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88" calcext:value-type="float">
            <text:p>188</text:p>
          </table:table-cell>
          <table:table-cell office:value-type="float" office:value="11.4149" calcext:value-type="float">
            <text:p>11.41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95" calcext:value-type="float">
            <text:p>195</text:p>
          </table:table-cell>
          <table:table-cell office:value-type="float" office:value="12.0341" calcext:value-type="float">
            <text:p>12.03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83" calcext:value-type="float">
            <text:p>183</text:p>
          </table:table-cell>
          <table:table-cell office:value-type="float" office:value="10.7643" calcext:value-type="float">
            <text:p>10.76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80" calcext:value-type="float">
            <text:p>180</text:p>
          </table:table-cell>
          <table:table-cell office:value-type="float" office:value="11.7682" calcext:value-type="float">
            <text:p>11.76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82" calcext:value-type="float">
            <text:p>182</text:p>
          </table:table-cell>
          <table:table-cell office:value-type="float" office:value="11.0189" calcext:value-type="float">
            <text:p>11.01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83" calcext:value-type="float">
            <text:p>183</text:p>
          </table:table-cell>
          <table:table-cell office:value-type="float" office:value="10.8127" calcext:value-type="float">
            <text:p>10.81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92" calcext:value-type="float">
            <text:p>192</text:p>
          </table:table-cell>
          <table:table-cell office:value-type="float" office:value="9.22153" calcext:value-type="float">
            <text:p>9.22153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24" calcext:value-type="float">
            <text:p>24</text:p>
          </table:table-cell>
          <table:table-cell office:value-type="float" office:value="9.21139" calcext:value-type="float">
            <text:p>9.21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20" calcext:value-type="float">
            <text:p>20</text:p>
          </table:table-cell>
          <table:table-cell office:value-type="float" office:value="13.4141" calcext:value-type="float">
            <text:p>13.41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29" calcext:value-type="float">
            <text:p>29</text:p>
          </table:table-cell>
          <table:table-cell office:value-type="float" office:value="12.863" calcext:value-type="float">
            <text:p>12.8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25" calcext:value-type="float">
            <text:p>25</text:p>
          </table:table-cell>
          <table:table-cell office:value-type="float" office:value="13.4119" calcext:value-type="float">
            <text:p>13.41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28" calcext:value-type="float">
            <text:p>28</text:p>
          </table:table-cell>
          <table:table-cell office:value-type="float" office:value="12.9645" calcext:value-type="float">
            <text:p>12.96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26" calcext:value-type="float">
            <text:p>26</text:p>
          </table:table-cell>
          <table:table-cell office:value-type="float" office:value="11.1899" calcext:value-type="float">
            <text:p>11.18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37" calcext:value-type="float">
            <text:p>37</text:p>
          </table:table-cell>
          <table:table-cell office:value-type="float" office:value="11.78" calcext:value-type="float">
            <text:p>11.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30" calcext:value-type="float">
            <text:p>30</text:p>
          </table:table-cell>
          <table:table-cell office:value-type="float" office:value="12.28" calcext:value-type="float">
            <text:p>12.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30" calcext:value-type="float">
            <text:p>30</text:p>
          </table:table-cell>
          <table:table-cell office:value-type="float" office:value="12.106" calcext:value-type="float">
            <text:p>12.1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26" calcext:value-type="float">
            <text:p>26</text:p>
          </table:table-cell>
          <table:table-cell office:value-type="float" office:value="12.1991" calcext:value-type="float">
            <text:p>12.19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34" calcext:value-type="float">
            <text:p>34</text:p>
          </table:table-cell>
          <table:table-cell office:value-type="float" office:value="5.75088" calcext:value-type="float">
            <text:p>5.750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27" calcext:value-type="float">
            <text:p>27</text:p>
          </table:table-cell>
          <table:table-cell office:value-type="float" office:value="12.2871" calcext:value-type="float">
            <text:p>12.28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25" calcext:value-type="float">
            <text:p>25</text:p>
          </table:table-cell>
          <table:table-cell office:value-type="float" office:value="9.76338" calcext:value-type="float">
            <text:p>9.763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9" calcext:value-type="float">
            <text:p>19</text:p>
          </table:table-cell>
          <table:table-cell office:value-type="float" office:value="6.95035" calcext:value-type="float">
            <text:p>6.950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24" calcext:value-type="float">
            <text:p>24</text:p>
          </table:table-cell>
          <table:table-cell office:value-type="float" office:value="13.8978" calcext:value-type="float">
            <text:p>13.8978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9.60303" calcext:value-type="float">
            <text:p>9.60303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4.0787" calcext:value-type="float">
            <text:p>14.0787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30.1629" calcext:value-type="float">
            <text:p>30.1629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48.3259" calcext:value-type="float">
            <text:p>48.3259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5.1782" calcext:value-type="float">
            <text:p>15.1782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12.8679" calcext:value-type="float">
            <text:p>12.8679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2.8381" calcext:value-type="float">
            <text:p>12.8381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12.0618" calcext:value-type="float">
            <text:p>12.0618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12.2281" calcext:value-type="float">
            <text:p>12.2281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12.9701" calcext:value-type="float">
            <text:p>12.9701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5.86046" calcext:value-type="float">
            <text:p>5.86046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11.6511" calcext:value-type="float">
            <text:p>11.6511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10.6504" calcext:value-type="float">
            <text:p>10.6504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6.95035" calcext:value-type="float">
            <text:p>6.95035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3.436" calcext:value-type="float">
            <text:p>13.4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8" calcext:value-type="float">
            <text:p>18</text:p>
          </table:table-cell>
          <table:table-cell office:value-type="float" office:value="9.43336" calcext:value-type="float">
            <text:p>9.433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22" calcext:value-type="float">
            <text:p>22</text:p>
          </table:table-cell>
          <table:table-cell office:value-type="float" office:value="14.0787" calcext:value-type="float">
            <text:p>14.07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30" calcext:value-type="float">
            <text:p>30</text:p>
          </table:table-cell>
          <table:table-cell office:value-type="float" office:value="30.0042" calcext:value-type="float">
            <text:p>30.00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21" calcext:value-type="float">
            <text:p>21</text:p>
          </table:table-cell>
          <table:table-cell office:value-type="float" office:value="78.2217" calcext:value-type="float">
            <text:p>78.22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27" calcext:value-type="float">
            <text:p>27</text:p>
          </table:table-cell>
          <table:table-cell office:value-type="float" office:value="15.1782" calcext:value-type="float">
            <text:p>15.17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25" calcext:value-type="float">
            <text:p>25</text:p>
          </table:table-cell>
          <table:table-cell office:value-type="float" office:value="11.1027" calcext:value-type="float">
            <text:p>11.10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37" calcext:value-type="float">
            <text:p>37</text:p>
          </table:table-cell>
          <table:table-cell office:value-type="float" office:value="12.479" calcext:value-type="float">
            <text:p>12.4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32" calcext:value-type="float">
            <text:p>32</text:p>
          </table:table-cell>
          <table:table-cell office:value-type="float" office:value="12.0016" calcext:value-type="float">
            <text:p>12.00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26" calcext:value-type="float">
            <text:p>26</text:p>
          </table:table-cell>
          <table:table-cell office:value-type="float" office:value="11.7682" calcext:value-type="float">
            <text:p>11.76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30" calcext:value-type="float">
            <text:p>30</text:p>
          </table:table-cell>
          <table:table-cell office:value-type="float" office:value="11.2893" calcext:value-type="float">
            <text:p>11.28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32" calcext:value-type="float">
            <text:p>32</text:p>
          </table:table-cell>
          <table:table-cell office:value-type="float" office:value="12.0152" calcext:value-type="float">
            <text:p>12.01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28" calcext:value-type="float">
            <text:p>28</text:p>
          </table:table-cell>
          <table:table-cell office:value-type="float" office:value="5.64633" calcext:value-type="float">
            <text:p>5.646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26" calcext:value-type="float">
            <text:p>26</text:p>
          </table:table-cell>
          <table:table-cell office:value-type="float" office:value="11.5854" calcext:value-type="float">
            <text:p>11.58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26" calcext:value-type="float">
            <text:p>26</text:p>
          </table:table-cell>
          <table:table-cell office:value-type="float" office:value="11.1692" calcext:value-type="float">
            <text:p>11.16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7" calcext:value-type="float">
            <text:p>17</text:p>
          </table:table-cell>
          <table:table-cell office:value-type="float" office:value="6.84317" calcext:value-type="float">
            <text:p>6.843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22" calcext:value-type="float">
            <text:p>22</text:p>
          </table:table-cell>
          <table:table-cell office:value-type="float" office:value="14.0723" calcext:value-type="float">
            <text:p>14.0723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.0632" calcext:value-type="float">
            <text:p>12.063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3.4141" calcext:value-type="float">
            <text:p>13.4141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1.8164" calcext:value-type="float">
            <text:p>21.8164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3.4119" calcext:value-type="float">
            <text:p>13.4119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2.9474" calcext:value-type="float">
            <text:p>12.9474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11.9" calcext:value-type="float">
            <text:p>11.9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12.6057" calcext:value-type="float">
            <text:p>12.6057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1.6995" calcext:value-type="float">
            <text:p>11.6995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12.1188" calcext:value-type="float">
            <text:p>12.1188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1.2612" calcext:value-type="float">
            <text:p>11.2612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8.75737" calcext:value-type="float">
            <text:p>8.75737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0.4789" calcext:value-type="float">
            <text:p>10.4789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1.6525" calcext:value-type="float">
            <text:p>11.6525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6.95039" calcext:value-type="float">
            <text:p>6.95039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3.7898" calcext:value-type="float">
            <text:p>13.78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27" calcext:value-type="float">
            <text:p>27</text:p>
          </table:table-cell>
          <table:table-cell office:value-type="float" office:value="10.882" calcext:value-type="float">
            <text:p>10.8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30" calcext:value-type="float">
            <text:p>30</text:p>
          </table:table-cell>
          <table:table-cell office:value-type="float" office:value="13.8033" calcext:value-type="float">
            <text:p>13.80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35" calcext:value-type="float">
            <text:p>35</text:p>
          </table:table-cell>
          <table:table-cell office:value-type="float" office:value="20.4384" calcext:value-type="float">
            <text:p>20.43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29" calcext:value-type="float">
            <text:p>29</text:p>
          </table:table-cell>
          <table:table-cell office:value-type="float" office:value="48.3259" calcext:value-type="float">
            <text:p>48.32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37" calcext:value-type="float">
            <text:p>37</text:p>
          </table:table-cell>
          <table:table-cell office:value-type="float" office:value="10.9588" calcext:value-type="float">
            <text:p>10.95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37" calcext:value-type="float">
            <text:p>37</text:p>
          </table:table-cell>
          <table:table-cell office:value-type="float" office:value="12.479" calcext:value-type="float">
            <text:p>12.4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37" calcext:value-type="float">
            <text:p>37</text:p>
          </table:table-cell>
          <table:table-cell office:value-type="float" office:value="12.5201" calcext:value-type="float">
            <text:p>12.52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37" calcext:value-type="float">
            <text:p>37</text:p>
          </table:table-cell>
          <table:table-cell office:value-type="float" office:value="11.9434" calcext:value-type="float">
            <text:p>11.94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39" calcext:value-type="float">
            <text:p>39</text:p>
          </table:table-cell>
          <table:table-cell office:value-type="float" office:value="12.1188" calcext:value-type="float">
            <text:p>12.11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33" calcext:value-type="float">
            <text:p>33</text:p>
          </table:table-cell>
          <table:table-cell office:value-type="float" office:value="12.0152" calcext:value-type="float">
            <text:p>12.01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37" calcext:value-type="float">
            <text:p>37</text:p>
          </table:table-cell>
          <table:table-cell office:value-type="float" office:value="7.53081" calcext:value-type="float">
            <text:p>7.530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32" calcext:value-type="float">
            <text:p>32</text:p>
          </table:table-cell>
          <table:table-cell office:value-type="float" office:value="11.5854" calcext:value-type="float">
            <text:p>11.58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31" calcext:value-type="float">
            <text:p>31</text:p>
          </table:table-cell>
          <table:table-cell office:value-type="float" office:value="6.89882" calcext:value-type="float">
            <text:p>6.898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33" calcext:value-type="float">
            <text:p>33</text:p>
          </table:table-cell>
          <table:table-cell office:value-type="float" office:value="13.7898" calcext:value-type="float">
            <text:p>13.7898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08" calcext:value-type="float">
            <text:p>108</text:p>
          </table:table-cell>
          <table:table-cell office:value-type="float" office:value="12.5956" calcext:value-type="float">
            <text:p>12.59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18" calcext:value-type="float">
            <text:p>118</text:p>
          </table:table-cell>
          <table:table-cell office:value-type="float" office:value="13.5929" calcext:value-type="float">
            <text:p>13.59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54" calcext:value-type="float">
            <text:p>154</text:p>
          </table:table-cell>
          <table:table-cell office:value-type="float" office:value="13.808" calcext:value-type="float">
            <text:p>13.8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29" calcext:value-type="float">
            <text:p>129</text:p>
          </table:table-cell>
          <table:table-cell office:value-type="float" office:value="19.2243" calcext:value-type="float">
            <text:p>19.22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09" calcext:value-type="float">
            <text:p>109</text:p>
          </table:table-cell>
          <table:table-cell office:value-type="float" office:value="15.9362" calcext:value-type="float">
            <text:p>15.93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52" calcext:value-type="float">
            <text:p>152</text:p>
          </table:table-cell>
          <table:table-cell office:value-type="float" office:value="15.3135" calcext:value-type="float">
            <text:p>15.31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42" calcext:value-type="float">
            <text:p>142</text:p>
          </table:table-cell>
          <table:table-cell office:value-type="float" office:value="13.828" calcext:value-type="float">
            <text:p>13.8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23" calcext:value-type="float">
            <text:p>123</text:p>
          </table:table-cell>
          <table:table-cell office:value-type="float" office:value="11.9267" calcext:value-type="float">
            <text:p>11.92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16" calcext:value-type="float">
            <text:p>116</text:p>
          </table:table-cell>
          <table:table-cell office:value-type="float" office:value="10.5143" calcext:value-type="float">
            <text:p>10.51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15" calcext:value-type="float">
            <text:p>115</text:p>
          </table:table-cell>
          <table:table-cell office:value-type="float" office:value="10.1432" calcext:value-type="float">
            <text:p>10.14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36" calcext:value-type="float">
            <text:p>136</text:p>
          </table:table-cell>
          <table:table-cell office:value-type="float" office:value="9.26168" calcext:value-type="float">
            <text:p>9.261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15" calcext:value-type="float">
            <text:p>115</text:p>
          </table:table-cell>
          <table:table-cell office:value-type="float" office:value="9.48609" calcext:value-type="float">
            <text:p>9.486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35" calcext:value-type="float">
            <text:p>135</text:p>
          </table:table-cell>
          <table:table-cell office:value-type="float" office:value="8.80794" calcext:value-type="float">
            <text:p>8.807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10" calcext:value-type="float">
            <text:p>110</text:p>
          </table:table-cell>
          <table:table-cell office:value-type="float" office:value="9.36581" calcext:value-type="float">
            <text:p>9.365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05" calcext:value-type="float">
            <text:p>105</text:p>
          </table:table-cell>
          <table:table-cell office:value-type="float" office:value="9.54462" calcext:value-type="float">
            <text:p>9.54462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16" calcext:value-type="float">
            <text:p>116</text:p>
          </table:table-cell>
          <table:table-cell table:style-name="ce12" office:value-type="float" office:value="12.0158" calcext:value-type="float">
            <text:p>12.0158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22" calcext:value-type="float">
            <text:p>122</text:p>
          </table:table-cell>
          <table:table-cell table:style-name="ce12" office:value-type="float" office:value="14.3066" calcext:value-type="float">
            <text:p>14.3066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15.0878" calcext:value-type="float">
            <text:p>15.0878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43" calcext:value-type="float">
            <text:p>143</text:p>
          </table:table-cell>
          <table:table-cell table:style-name="ce12" office:value-type="float" office:value="22.1892" calcext:value-type="float">
            <text:p>22.1892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16.0606" calcext:value-type="float">
            <text:p>16.0606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47" calcext:value-type="float">
            <text:p>147</text:p>
          </table:table-cell>
          <table:table-cell table:style-name="ce12" office:value-type="float" office:value="11.7616" calcext:value-type="float">
            <text:p>11.7616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14.6572" calcext:value-type="float">
            <text:p>14.6572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51" calcext:value-type="float">
            <text:p>151</text:p>
          </table:table-cell>
          <table:table-cell table:style-name="ce12" office:value-type="float" office:value="15.7418" calcext:value-type="float">
            <text:p>15.7418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64" calcext:value-type="float">
            <text:p>164</text:p>
          </table:table-cell>
          <table:table-cell table:style-name="ce12" office:value-type="float" office:value="12.1097" calcext:value-type="float">
            <text:p>12.1097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16" calcext:value-type="float">
            <text:p>116</text:p>
          </table:table-cell>
          <table:table-cell table:style-name="ce12" office:value-type="float" office:value="10.7572" calcext:value-type="float">
            <text:p>10.7572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33" calcext:value-type="float">
            <text:p>133</text:p>
          </table:table-cell>
          <table:table-cell table:style-name="ce12" office:value-type="float" office:value="10.8184" calcext:value-type="float">
            <text:p>10.8184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9.13441" calcext:value-type="float">
            <text:p>9.13441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33" calcext:value-type="float">
            <text:p>133</text:p>
          </table:table-cell>
          <table:table-cell table:style-name="ce12" office:value-type="float" office:value="9.82465" calcext:value-type="float">
            <text:p>9.82465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9.64451" calcext:value-type="float">
            <text:p>9.64451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37" calcext:value-type="float">
            <text:p>137</text:p>
          </table:table-cell>
          <table:table-cell table:style-name="ce12" office:value-type="float" office:value="8.27152" calcext:value-type="float">
            <text:p>8.27152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8.86006" calcext:value-type="float">
            <text:p>8.86006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.60669" calcext:value-type="float">
            <text:p>9.606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13.3456" calcext:value-type="float">
            <text:p>13.3456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12.6108" calcext:value-type="float">
            <text:p>12.6108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14.5496" calcext:value-type="float">
            <text:p>14.5496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17.564" calcext:value-type="float">
            <text:p>17.564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16.0104" calcext:value-type="float">
            <text:p>16.0104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.8865" calcext:value-type="float">
            <text:p>11.8865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14.852" calcext:value-type="float">
            <text:p>14.852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15.5448" calcext:value-type="float">
            <text:p>15.5448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11.8289" calcext:value-type="float">
            <text:p>11.8289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13.845" calcext:value-type="float">
            <text:p>13.845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10.6682" calcext:value-type="float">
            <text:p>10.6682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9.28098" calcext:value-type="float">
            <text:p>9.28098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11.7327" calcext:value-type="float">
            <text:p>11.7327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93" calcext:value-type="float">
            <text:p>93</text:p>
          </table:table-cell>
          <table:table-cell table:style-name="ce12" office:value-type="float" office:value="9.97157" calcext:value-type="float">
            <text:p>9.97157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8.47477" calcext:value-type="float">
            <text:p>8.47477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9.19628" calcext:value-type="float">
            <text:p>9.19628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1.6288" calcext:value-type="float">
            <text:p>11.6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172" calcext:value-type="float">
            <text:p>172</text:p>
          </table:table-cell>
          <table:table-cell office:value-type="float" office:value="11.3064" calcext:value-type="float">
            <text:p>11.30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167" calcext:value-type="float">
            <text:p>167</text:p>
          </table:table-cell>
          <table:table-cell office:value-type="float" office:value="12.4225" calcext:value-type="float">
            <text:p>12.42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193" calcext:value-type="float">
            <text:p>193</text:p>
          </table:table-cell>
          <table:table-cell office:value-type="float" office:value="12.8172" calcext:value-type="float">
            <text:p>12.81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178" calcext:value-type="float">
            <text:p>178</text:p>
          </table:table-cell>
          <table:table-cell office:value-type="float" office:value="18.6027" calcext:value-type="float">
            <text:p>18.60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186" calcext:value-type="float">
            <text:p>186</text:p>
          </table:table-cell>
          <table:table-cell office:value-type="float" office:value="11.4814" calcext:value-type="float">
            <text:p>11.48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204" calcext:value-type="float">
            <text:p>204</text:p>
          </table:table-cell>
          <table:table-cell office:value-type="float" office:value="14.2041" calcext:value-type="float">
            <text:p>14.20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223" calcext:value-type="float">
            <text:p>223</text:p>
          </table:table-cell>
          <table:table-cell office:value-type="float" office:value="12.9376" calcext:value-type="float">
            <text:p>12.93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175" calcext:value-type="float">
            <text:p>175</text:p>
          </table:table-cell>
          <table:table-cell office:value-type="float" office:value="10.7065" calcext:value-type="float">
            <text:p>10.70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190" calcext:value-type="float">
            <text:p>190</text:p>
          </table:table-cell>
          <table:table-cell office:value-type="float" office:value="11.2921" calcext:value-type="float">
            <text:p>11.29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189" calcext:value-type="float">
            <text:p>189</text:p>
          </table:table-cell>
          <table:table-cell office:value-type="float" office:value="9.24606" calcext:value-type="float">
            <text:p>9.246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185" calcext:value-type="float">
            <text:p>185</text:p>
          </table:table-cell>
          <table:table-cell office:value-type="float" office:value="9.8399" calcext:value-type="float">
            <text:p>9.83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189" calcext:value-type="float">
            <text:p>189</text:p>
          </table:table-cell>
          <table:table-cell office:value-type="float" office:value="10.1418" calcext:value-type="float">
            <text:p>10.14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193" calcext:value-type="float">
            <text:p>193</text:p>
          </table:table-cell>
          <table:table-cell office:value-type="float" office:value="8.87244" calcext:value-type="float">
            <text:p>8.872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164" calcext:value-type="float">
            <text:p>164</text:p>
          </table:table-cell>
          <table:table-cell office:value-type="float" office:value="8.61576" calcext:value-type="float">
            <text:p>8.615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166" calcext:value-type="float">
            <text:p>166</text:p>
          </table:table-cell>
          <table:table-cell office:value-type="float" office:value="8.78133" calcext:value-type="float">
            <text:p>8.78133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79" calcext:value-type="float">
            <text:p>79</text:p>
          </table:table-cell>
          <table:table-cell office:value-type="float" office:value="12.4419" calcext:value-type="float">
            <text:p>12.4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05" calcext:value-type="float">
            <text:p>105</text:p>
          </table:table-cell>
          <table:table-cell office:value-type="float" office:value="12.5287" calcext:value-type="float">
            <text:p>12.52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14" calcext:value-type="float">
            <text:p>114</text:p>
          </table:table-cell>
          <table:table-cell office:value-type="float" office:value="13.196" calcext:value-type="float">
            <text:p>13.1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11" calcext:value-type="float">
            <text:p>111</text:p>
          </table:table-cell>
          <table:table-cell office:value-type="float" office:value="13.0971" calcext:value-type="float">
            <text:p>13.09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77" calcext:value-type="float">
            <text:p>77</text:p>
          </table:table-cell>
          <table:table-cell office:value-type="float" office:value="39.1142" calcext:value-type="float">
            <text:p>39.11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14" calcext:value-type="float">
            <text:p>114</text:p>
          </table:table-cell>
          <table:table-cell office:value-type="float" office:value="13.2723" calcext:value-type="float">
            <text:p>13.27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28" calcext:value-type="float">
            <text:p>128</text:p>
          </table:table-cell>
          <table:table-cell office:value-type="float" office:value="12.352" calcext:value-type="float">
            <text:p>12.3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22" calcext:value-type="float">
            <text:p>122</text:p>
          </table:table-cell>
          <table:table-cell office:value-type="float" office:value="11.6972" calcext:value-type="float">
            <text:p>11.69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38" calcext:value-type="float">
            <text:p>138</text:p>
          </table:table-cell>
          <table:table-cell office:value-type="float" office:value="12.1675" calcext:value-type="float">
            <text:p>12.16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94" calcext:value-type="float">
            <text:p>94</text:p>
          </table:table-cell>
          <table:table-cell office:value-type="float" office:value="12.7278" calcext:value-type="float">
            <text:p>12.72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56" calcext:value-type="float">
            <text:p>156</text:p>
          </table:table-cell>
          <table:table-cell office:value-type="float" office:value="12.3725" calcext:value-type="float">
            <text:p>12.37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54" calcext:value-type="float">
            <text:p>154</text:p>
          </table:table-cell>
          <table:table-cell office:value-type="float" office:value="12.313" calcext:value-type="float">
            <text:p>12.3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49" calcext:value-type="float">
            <text:p>149</text:p>
          </table:table-cell>
          <table:table-cell office:value-type="float" office:value="12.0531" calcext:value-type="float">
            <text:p>12.05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36" calcext:value-type="float">
            <text:p>136</text:p>
          </table:table-cell>
          <table:table-cell office:value-type="float" office:value="11.5209" calcext:value-type="float">
            <text:p>11.52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41" calcext:value-type="float">
            <text:p>141</text:p>
          </table:table-cell>
          <table:table-cell office:value-type="float" office:value="12.305" calcext:value-type="float">
            <text:p>12.3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41" calcext:value-type="float">
            <text:p>141</text:p>
          </table:table-cell>
          <table:table-cell office:value-type="float" office:value="10.5959" calcext:value-type="float">
            <text:p>10.59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37" calcext:value-type="float">
            <text:p>137</text:p>
          </table:table-cell>
          <table:table-cell office:value-type="float" office:value="12.024" calcext:value-type="float">
            <text:p>12.024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11.0747" calcext:value-type="float">
            <text:p>11.0747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44" calcext:value-type="float">
            <text:p>144</text:p>
          </table:table-cell>
          <table:table-cell table:style-name="ce12" office:value-type="float" office:value="11.9441" calcext:value-type="float">
            <text:p>11.9441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48" calcext:value-type="float">
            <text:p>148</text:p>
          </table:table-cell>
          <table:table-cell table:style-name="ce12" office:value-type="float" office:value="13.752" calcext:value-type="float">
            <text:p>13.752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13.1664" calcext:value-type="float">
            <text:p>13.1664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18.7614" calcext:value-type="float">
            <text:p>18.7614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13.3674" calcext:value-type="float">
            <text:p>13.3674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47" calcext:value-type="float">
            <text:p>147</text:p>
          </table:table-cell>
          <table:table-cell table:style-name="ce12" office:value-type="float" office:value="11.2292" calcext:value-type="float">
            <text:p>11.2292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11.0014" calcext:value-type="float">
            <text:p>11.0014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63" calcext:value-type="float">
            <text:p>163</text:p>
          </table:table-cell>
          <table:table-cell table:style-name="ce12" office:value-type="float" office:value="11.9506" calcext:value-type="float">
            <text:p>11.9506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47" calcext:value-type="float">
            <text:p>147</text:p>
          </table:table-cell>
          <table:table-cell table:style-name="ce12" office:value-type="float" office:value="13.417" calcext:value-type="float">
            <text:p>13.417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13.7363" calcext:value-type="float">
            <text:p>13.7363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10.9512" calcext:value-type="float">
            <text:p>10.9512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84" calcext:value-type="float">
            <text:p>184</text:p>
          </table:table-cell>
          <table:table-cell table:style-name="ce12" office:value-type="float" office:value="11.6117" calcext:value-type="float">
            <text:p>11.6117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64" calcext:value-type="float">
            <text:p>164</text:p>
          </table:table-cell>
          <table:table-cell table:style-name="ce12" office:value-type="float" office:value="10.8147" calcext:value-type="float">
            <text:p>10.8147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10.9806" calcext:value-type="float">
            <text:p>10.9806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81" calcext:value-type="float">
            <text:p>181</text:p>
          </table:table-cell>
          <table:table-cell table:style-name="ce12" office:value-type="float" office:value="12.2764" calcext:value-type="float">
            <text:p>12.2764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64" calcext:value-type="float">
            <text:p>164</text:p>
          </table:table-cell>
          <table:table-cell table:style-name="ce12" office:value-type="float" office:value="7.5105" calcext:value-type="float">
            <text:p>7.5105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10.9304" calcext:value-type="float">
            <text:p>10.93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97" calcext:value-type="float">
            <text:p>97</text:p>
          </table:table-cell>
          <table:table-cell office:value-type="float" office:value="10.5735" calcext:value-type="float">
            <text:p>10.57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28" calcext:value-type="float">
            <text:p>128</text:p>
          </table:table-cell>
          <table:table-cell office:value-type="float" office:value="12.4285" calcext:value-type="float">
            <text:p>12.42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28" calcext:value-type="float">
            <text:p>128</text:p>
          </table:table-cell>
          <table:table-cell office:value-type="float" office:value="18.4206" calcext:value-type="float">
            <text:p>18.42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19" calcext:value-type="float">
            <text:p>119</text:p>
          </table:table-cell>
          <table:table-cell office:value-type="float" office:value="13.4608" calcext:value-type="float">
            <text:p>13.46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16" calcext:value-type="float">
            <text:p>116</text:p>
          </table:table-cell>
          <table:table-cell office:value-type="float" office:value="12.9794" calcext:value-type="float">
            <text:p>12.97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33" calcext:value-type="float">
            <text:p>133</text:p>
          </table:table-cell>
          <table:table-cell office:value-type="float" office:value="12.6145" calcext:value-type="float">
            <text:p>12.61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49" calcext:value-type="float">
            <text:p>149</text:p>
          </table:table-cell>
          <table:table-cell office:value-type="float" office:value="11.3028" calcext:value-type="float">
            <text:p>11.30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42" calcext:value-type="float">
            <text:p>142</text:p>
          </table:table-cell>
          <table:table-cell office:value-type="float" office:value="11.592" calcext:value-type="float">
            <text:p>11.5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53" calcext:value-type="float">
            <text:p>153</text:p>
          </table:table-cell>
          <table:table-cell office:value-type="float" office:value="11.4639" calcext:value-type="float">
            <text:p>11.46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33" calcext:value-type="float">
            <text:p>133</text:p>
          </table:table-cell>
          <table:table-cell office:value-type="float" office:value="13.1872" calcext:value-type="float">
            <text:p>13.18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25" calcext:value-type="float">
            <text:p>125</text:p>
          </table:table-cell>
          <table:table-cell office:value-type="float" office:value="14.4111" calcext:value-type="float">
            <text:p>14.41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51" calcext:value-type="float">
            <text:p>151</text:p>
          </table:table-cell>
          <table:table-cell office:value-type="float" office:value="13.0068" calcext:value-type="float">
            <text:p>13.00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61" calcext:value-type="float">
            <text:p>161</text:p>
          </table:table-cell>
          <table:table-cell office:value-type="float" office:value="12.1502" calcext:value-type="float">
            <text:p>12.15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51" calcext:value-type="float">
            <text:p>151</text:p>
          </table:table-cell>
          <table:table-cell office:value-type="float" office:value="11.4732" calcext:value-type="float">
            <text:p>11.47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41" calcext:value-type="float">
            <text:p>141</text:p>
          </table:table-cell>
          <table:table-cell office:value-type="float" office:value="12.2033" calcext:value-type="float">
            <text:p>12.20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53" calcext:value-type="float">
            <text:p>153</text:p>
          </table:table-cell>
          <table:table-cell office:value-type="float" office:value="11.5257" calcext:value-type="float">
            <text:p>11.52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32" calcext:value-type="float">
            <text:p>132</text:p>
          </table:table-cell>
          <table:table-cell office:value-type="float" office:value="10.808" calcext:value-type="float">
            <text:p>10.8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27" calcext:value-type="float">
            <text:p>127</text:p>
          </table:table-cell>
          <table:table-cell office:value-type="float" office:value="10.8743" calcext:value-type="float">
            <text:p>10.8743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12.2019" calcext:value-type="float">
            <text:p>12.2019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11.9409" calcext:value-type="float">
            <text:p>11.940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10.8113" calcext:value-type="float">
            <text:p>10.8113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7.29605" calcext:value-type="float">
            <text:p>7.29605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11.9907" calcext:value-type="float">
            <text:p>11.9907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12.0848" calcext:value-type="float">
            <text:p>12.0848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12.4822" calcext:value-type="float">
            <text:p>12.4822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float" office:value="13.3277" calcext:value-type="float">
            <text:p>13.3277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2.8024" calcext:value-type="float">
            <text:p>12.8024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12.9578" calcext:value-type="float">
            <text:p>12.9578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12.5287" calcext:value-type="float">
            <text:p>12.5287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12.1009" calcext:value-type="float">
            <text:p>12.1009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11.0408" calcext:value-type="float">
            <text:p>11.0408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11.607" calcext:value-type="float">
            <text:p>11.607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10.6199" calcext:value-type="float">
            <text:p>10.6199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11.1352" calcext:value-type="float">
            <text:p>11.13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60" calcext:value-type="float">
            <text:p>160</text:p>
          </table:table-cell>
          <table:table-cell office:value-type="float" office:value="11.3402" calcext:value-type="float">
            <text:p>11.3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96" calcext:value-type="float">
            <text:p>196</text:p>
          </table:table-cell>
          <table:table-cell office:value-type="float" office:value="12.3534" calcext:value-type="float">
            <text:p>12.35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84" calcext:value-type="float">
            <text:p>184</text:p>
          </table:table-cell>
          <table:table-cell office:value-type="float" office:value="14.751" calcext:value-type="float">
            <text:p>14.7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99" calcext:value-type="float">
            <text:p>199</text:p>
          </table:table-cell>
          <table:table-cell office:value-type="float" office:value="13.9805" calcext:value-type="float">
            <text:p>13.98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78" calcext:value-type="float">
            <text:p>178</text:p>
          </table:table-cell>
          <table:table-cell office:value-type="float" office:value="26.3632" calcext:value-type="float">
            <text:p>26.36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87" calcext:value-type="float">
            <text:p>187</text:p>
          </table:table-cell>
          <table:table-cell office:value-type="float" office:value="13.1432" calcext:value-type="float">
            <text:p>13.14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88" calcext:value-type="float">
            <text:p>188</text:p>
          </table:table-cell>
          <table:table-cell office:value-type="float" office:value="12.0848" calcext:value-type="float">
            <text:p>12.08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86" calcext:value-type="float">
            <text:p>186</text:p>
          </table:table-cell>
          <table:table-cell office:value-type="float" office:value="12.5287" calcext:value-type="float">
            <text:p>12.52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85" calcext:value-type="float">
            <text:p>185</text:p>
          </table:table-cell>
          <table:table-cell office:value-type="float" office:value="12.8711" calcext:value-type="float">
            <text:p>12.87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208" calcext:value-type="float">
            <text:p>208</text:p>
          </table:table-cell>
          <table:table-cell office:value-type="float" office:value="13.6889" calcext:value-type="float">
            <text:p>13.68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65" calcext:value-type="float">
            <text:p>165</text:p>
          </table:table-cell>
          <table:table-cell office:value-type="float" office:value="14.6528" calcext:value-type="float">
            <text:p>14.65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216" calcext:value-type="float">
            <text:p>216</text:p>
          </table:table-cell>
          <table:table-cell office:value-type="float" office:value="11.7459" calcext:value-type="float">
            <text:p>11.74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223" calcext:value-type="float">
            <text:p>223</text:p>
          </table:table-cell>
          <table:table-cell office:value-type="float" office:value="12.4311" calcext:value-type="float">
            <text:p>12.43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202" calcext:value-type="float">
            <text:p>202</text:p>
          </table:table-cell>
          <table:table-cell office:value-type="float" office:value="11.4157" calcext:value-type="float">
            <text:p>11.41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219" calcext:value-type="float">
            <text:p>219</text:p>
          </table:table-cell>
          <table:table-cell office:value-type="float" office:value="11.0579" calcext:value-type="float">
            <text:p>11.05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211" calcext:value-type="float">
            <text:p>211</text:p>
          </table:table-cell>
          <table:table-cell office:value-type="float" office:value="11.5078" calcext:value-type="float">
            <text:p>11.50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218" calcext:value-type="float">
            <text:p>218</text:p>
          </table:table-cell>
          <table:table-cell office:value-type="float" office:value="7.86725" calcext:value-type="float">
            <text:p>7.867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209" calcext:value-type="float">
            <text:p>209</text:p>
          </table:table-cell>
          <table:table-cell office:value-type="float" office:value="10.163" calcext:value-type="float">
            <text:p>10.163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164" calcext:value-type="float">
            <text:p>164</text:p>
          </table:table-cell>
          <table:table-cell office:value-type="float" office:value="11.9432" calcext:value-type="float">
            <text:p>11.94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211" calcext:value-type="float">
            <text:p>211</text:p>
          </table:table-cell>
          <table:table-cell office:value-type="float" office:value="21.5109" calcext:value-type="float">
            <text:p>21.51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222" calcext:value-type="float">
            <text:p>222</text:p>
          </table:table-cell>
          <table:table-cell office:value-type="float" office:value="15.1946" calcext:value-type="float">
            <text:p>15.19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178" calcext:value-type="float">
            <text:p>178</text:p>
          </table:table-cell>
          <table:table-cell office:value-type="float" office:value="15.5708" calcext:value-type="float">
            <text:p>15.57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170" calcext:value-type="float">
            <text:p>170</text:p>
          </table:table-cell>
          <table:table-cell office:value-type="float" office:value="24.9969" calcext:value-type="float">
            <text:p>24.99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191" calcext:value-type="float">
            <text:p>191</text:p>
          </table:table-cell>
          <table:table-cell office:value-type="float" office:value="15.3779" calcext:value-type="float">
            <text:p>15.37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220" calcext:value-type="float">
            <text:p>220</text:p>
          </table:table-cell>
          <table:table-cell office:value-type="float" office:value="15.8956" calcext:value-type="float">
            <text:p>15.89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191" calcext:value-type="float">
            <text:p>191</text:p>
          </table:table-cell>
          <table:table-cell office:value-type="float" office:value="17.7795" calcext:value-type="float">
            <text:p>17.77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227" calcext:value-type="float">
            <text:p>227</text:p>
          </table:table-cell>
          <table:table-cell office:value-type="float" office:value="14.9059" calcext:value-type="float">
            <text:p>14.90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220" calcext:value-type="float">
            <text:p>220</text:p>
          </table:table-cell>
          <table:table-cell office:value-type="float" office:value="11.8545" calcext:value-type="float">
            <text:p>11.85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223" calcext:value-type="float">
            <text:p>223</text:p>
          </table:table-cell>
          <table:table-cell office:value-type="float" office:value="11.8751" calcext:value-type="float">
            <text:p>11.87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255" calcext:value-type="float">
            <text:p>255</text:p>
          </table:table-cell>
          <table:table-cell office:value-type="float" office:value="11.3197" calcext:value-type="float">
            <text:p>11.31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255" calcext:value-type="float">
            <text:p>255</text:p>
          </table:table-cell>
          <table:table-cell office:value-type="float" office:value="12.6713" calcext:value-type="float">
            <text:p>12.67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230" calcext:value-type="float">
            <text:p>230</text:p>
          </table:table-cell>
          <table:table-cell office:value-type="float" office:value="11.3519" calcext:value-type="float">
            <text:p>11.35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266" calcext:value-type="float">
            <text:p>266</text:p>
          </table:table-cell>
          <table:table-cell office:value-type="float" office:value="12.6454" calcext:value-type="float">
            <text:p>12.64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223" calcext:value-type="float">
            <text:p>223</text:p>
          </table:table-cell>
          <table:table-cell office:value-type="float" office:value="10.8042" calcext:value-type="float">
            <text:p>10.80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243" calcext:value-type="float">
            <text:p>243</text:p>
          </table:table-cell>
          <table:table-cell office:value-type="float" office:value="10.1374" calcext:value-type="float">
            <text:p>10.13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277" calcext:value-type="float">
            <text:p>277</text:p>
          </table:table-cell>
          <table:table-cell office:value-type="float" office:value="12.3396" calcext:value-type="float">
            <text:p>12.3396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12.6465" calcext:value-type="float">
            <text:p>12.6465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84" calcext:value-type="float">
            <text:p>184</text:p>
          </table:table-cell>
          <table:table-cell table:style-name="ce12" office:value-type="float" office:value="13.01" calcext:value-type="float">
            <text:p>13.01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14.1836" calcext:value-type="float">
            <text:p>14.1836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89" calcext:value-type="float">
            <text:p>189</text:p>
          </table:table-cell>
          <table:table-cell table:style-name="ce12" office:value-type="float" office:value="14.7771" calcext:value-type="float">
            <text:p>14.7771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85" calcext:value-type="float">
            <text:p>185</text:p>
          </table:table-cell>
          <table:table-cell table:style-name="ce12" office:value-type="float" office:value="12.8928" calcext:value-type="float">
            <text:p>12.8928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14.1662" calcext:value-type="float">
            <text:p>14.1662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44" calcext:value-type="float">
            <text:p>244</text:p>
          </table:table-cell>
          <table:table-cell table:style-name="ce12" office:value-type="float" office:value="13.2592" calcext:value-type="float">
            <text:p>13.2592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07" calcext:value-type="float">
            <text:p>207</text:p>
          </table:table-cell>
          <table:table-cell table:style-name="ce12" office:value-type="float" office:value="15.6792" calcext:value-type="float">
            <text:p>15.6792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15.502" calcext:value-type="float">
            <text:p>15.502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09" calcext:value-type="float">
            <text:p>209</text:p>
          </table:table-cell>
          <table:table-cell table:style-name="ce12" office:value-type="float" office:value="11.4565" calcext:value-type="float">
            <text:p>11.4565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71" calcext:value-type="float">
            <text:p>171</text:p>
          </table:table-cell>
          <table:table-cell table:style-name="ce12" office:value-type="float" office:value="12.655" calcext:value-type="float">
            <text:p>12.655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32" calcext:value-type="float">
            <text:p>232</text:p>
          </table:table-cell>
          <table:table-cell table:style-name="ce12" office:value-type="float" office:value="13.1135" calcext:value-type="float">
            <text:p>13.1135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36" calcext:value-type="float">
            <text:p>236</text:p>
          </table:table-cell>
          <table:table-cell table:style-name="ce12" office:value-type="float" office:value="13.4894" calcext:value-type="float">
            <text:p>13.4894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37" calcext:value-type="float">
            <text:p>237</text:p>
          </table:table-cell>
          <table:table-cell table:style-name="ce12" office:value-type="float" office:value="10.4694" calcext:value-type="float">
            <text:p>10.4694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1.2997" calcext:value-type="float">
            <text:p>11.2997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68" calcext:value-type="float">
            <text:p>268</text:p>
          </table:table-cell>
          <table:table-cell table:style-name="ce12" office:value-type="float" office:value="11.4913" calcext:value-type="float">
            <text:p>11.4913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47" calcext:value-type="float">
            <text:p>247</text:p>
          </table:table-cell>
          <table:table-cell table:style-name="ce12" office:value-type="float" office:value="8.64688" calcext:value-type="float">
            <text:p>8.64688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9.96395" calcext:value-type="float">
            <text:p>9.963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12" calcext:value-type="float">
            <text:p>112</text:p>
          </table:table-cell>
          <table:table-cell office:value-type="float" office:value="13.1921" calcext:value-type="float">
            <text:p>13.19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25" calcext:value-type="float">
            <text:p>125</text:p>
          </table:table-cell>
          <table:table-cell office:value-type="float" office:value="21.4894" calcext:value-type="float">
            <text:p>21.48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41" calcext:value-type="float">
            <text:p>141</text:p>
          </table:table-cell>
          <table:table-cell office:value-type="float" office:value="15.5958" calcext:value-type="float">
            <text:p>15.59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23" calcext:value-type="float">
            <text:p>123</text:p>
          </table:table-cell>
          <table:table-cell office:value-type="float" office:value="14.5646" calcext:value-type="float">
            <text:p>14.56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01" calcext:value-type="float">
            <text:p>101</text:p>
          </table:table-cell>
          <table:table-cell office:value-type="float" office:value="20.1466" calcext:value-type="float">
            <text:p>20.14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32" calcext:value-type="float">
            <text:p>132</text:p>
          </table:table-cell>
          <table:table-cell office:value-type="float" office:value="30.2605" calcext:value-type="float">
            <text:p>30.26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44" calcext:value-type="float">
            <text:p>144</text:p>
          </table:table-cell>
          <table:table-cell office:value-type="float" office:value="14.2452" calcext:value-type="float">
            <text:p>14.24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37" calcext:value-type="float">
            <text:p>137</text:p>
          </table:table-cell>
          <table:table-cell office:value-type="float" office:value="15.0814" calcext:value-type="float">
            <text:p>15.08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33" calcext:value-type="float">
            <text:p>133</text:p>
          </table:table-cell>
          <table:table-cell office:value-type="float" office:value="15.2847" calcext:value-type="float">
            <text:p>15.28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37" calcext:value-type="float">
            <text:p>137</text:p>
          </table:table-cell>
          <table:table-cell office:value-type="float" office:value="11.4252" calcext:value-type="float">
            <text:p>11.42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30" calcext:value-type="float">
            <text:p>130</text:p>
          </table:table-cell>
          <table:table-cell office:value-type="float" office:value="11.6182" calcext:value-type="float">
            <text:p>11.61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60" calcext:value-type="float">
            <text:p>160</text:p>
          </table:table-cell>
          <table:table-cell office:value-type="float" office:value="13.098" calcext:value-type="float">
            <text:p>13.0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43" calcext:value-type="float">
            <text:p>143</text:p>
          </table:table-cell>
          <table:table-cell office:value-type="float" office:value="10.7689" calcext:value-type="float">
            <text:p>10.76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74" calcext:value-type="float">
            <text:p>174</text:p>
          </table:table-cell>
          <table:table-cell office:value-type="float" office:value="13.04" calcext:value-type="float">
            <text:p>13.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73" calcext:value-type="float">
            <text:p>173</text:p>
          </table:table-cell>
          <table:table-cell office:value-type="float" office:value="12.2784" calcext:value-type="float">
            <text:p>12.27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63" calcext:value-type="float">
            <text:p>163</text:p>
          </table:table-cell>
          <table:table-cell office:value-type="float" office:value="11.6833" calcext:value-type="float">
            <text:p>11.68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17" calcext:value-type="float">
            <text:p>117</text:p>
          </table:table-cell>
          <table:table-cell office:value-type="float" office:value="8.66371" calcext:value-type="float">
            <text:p>8.663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44" calcext:value-type="float">
            <text:p>144</text:p>
          </table:table-cell>
          <table:table-cell office:value-type="float" office:value="12.3826" calcext:value-type="float">
            <text:p>12.3826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43" calcext:value-type="float">
            <text:p>143</text:p>
          </table:table-cell>
          <table:table-cell table:style-name="ce12" office:value-type="float" office:value="13.7968" calcext:value-type="float">
            <text:p>13.7968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83" calcext:value-type="float">
            <text:p>183</text:p>
          </table:table-cell>
          <table:table-cell table:style-name="ce12" office:value-type="float" office:value="20.0889" calcext:value-type="float">
            <text:p>20.088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3.0592" calcext:value-type="float">
            <text:p>13.0592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48" calcext:value-type="float">
            <text:p>148</text:p>
          </table:table-cell>
          <table:table-cell table:style-name="ce12" office:value-type="float" office:value="15.0852" calcext:value-type="float">
            <text:p>15.0852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32" calcext:value-type="float">
            <text:p>132</text:p>
          </table:table-cell>
          <table:table-cell table:style-name="ce12" office:value-type="float" office:value="29.4411" calcext:value-type="float">
            <text:p>29.4411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office:value-type="float" office:value="13.7893" calcext:value-type="float">
            <text:p>13.7893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17.7298" calcext:value-type="float">
            <text:p>17.7298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64" calcext:value-type="float">
            <text:p>164</text:p>
          </table:table-cell>
          <table:table-cell table:style-name="ce12" office:value-type="float" office:value="16.1858" calcext:value-type="float">
            <text:p>16.1858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83" calcext:value-type="float">
            <text:p>183</text:p>
          </table:table-cell>
          <table:table-cell table:style-name="ce12" office:value-type="float" office:value="16.0579" calcext:value-type="float">
            <text:p>16.0579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91" calcext:value-type="float">
            <text:p>191</text:p>
          </table:table-cell>
          <table:table-cell table:style-name="ce12" office:value-type="float" office:value="12.7583" calcext:value-type="float">
            <text:p>12.7583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12.793" calcext:value-type="float">
            <text:p>12.793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12.3502" calcext:value-type="float">
            <text:p>12.3502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float" office:value="12.4721" calcext:value-type="float">
            <text:p>12.4721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83" calcext:value-type="float">
            <text:p>183</text:p>
          </table:table-cell>
          <table:table-cell table:style-name="ce12" office:value-type="float" office:value="12.5085" calcext:value-type="float">
            <text:p>12.5085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91" calcext:value-type="float">
            <text:p>191</text:p>
          </table:table-cell>
          <table:table-cell table:style-name="ce12" office:value-type="float" office:value="13.5836" calcext:value-type="float">
            <text:p>13.5836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10.2219" calcext:value-type="float">
            <text:p>10.2219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64" calcext:value-type="float">
            <text:p>164</text:p>
          </table:table-cell>
          <table:table-cell table:style-name="ce12" office:value-type="float" office:value="9.59522" calcext:value-type="float">
            <text:p>9.59522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10.1301" calcext:value-type="float">
            <text:p>10.13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222" calcext:value-type="float">
            <text:p>222</text:p>
          </table:table-cell>
          <table:table-cell office:value-type="float" office:value="12.6395" calcext:value-type="float">
            <text:p>12.63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245" calcext:value-type="float">
            <text:p>245</text:p>
          </table:table-cell>
          <table:table-cell office:value-type="float" office:value="15.9422" calcext:value-type="float">
            <text:p>15.94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293" calcext:value-type="float">
            <text:p>293</text:p>
          </table:table-cell>
          <table:table-cell office:value-type="float" office:value="16.4261" calcext:value-type="float">
            <text:p>16.42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262" calcext:value-type="float">
            <text:p>262</text:p>
          </table:table-cell>
          <table:table-cell office:value-type="float" office:value="12.6366" calcext:value-type="float">
            <text:p>12.63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224" calcext:value-type="float">
            <text:p>224</text:p>
          </table:table-cell>
          <table:table-cell office:value-type="float" office:value="26.7783" calcext:value-type="float">
            <text:p>26.77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243" calcext:value-type="float">
            <text:p>243</text:p>
          </table:table-cell>
          <table:table-cell office:value-type="float" office:value="12.7768" calcext:value-type="float">
            <text:p>12.77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274" calcext:value-type="float">
            <text:p>274</text:p>
          </table:table-cell>
          <table:table-cell office:value-type="float" office:value="13.3823" calcext:value-type="float">
            <text:p>13.38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247" calcext:value-type="float">
            <text:p>247</text:p>
          </table:table-cell>
          <table:table-cell office:value-type="float" office:value="15.879" calcext:value-type="float">
            <text:p>15.8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282" calcext:value-type="float">
            <text:p>282</text:p>
          </table:table-cell>
          <table:table-cell office:value-type="float" office:value="16.641" calcext:value-type="float">
            <text:p>16.6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298" calcext:value-type="float">
            <text:p>298</text:p>
          </table:table-cell>
          <table:table-cell office:value-type="float" office:value="14.9163" calcext:value-type="float">
            <text:p>14.91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254" calcext:value-type="float">
            <text:p>254</text:p>
          </table:table-cell>
          <table:table-cell office:value-type="float" office:value="13.6087" calcext:value-type="float">
            <text:p>13.60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325" calcext:value-type="float">
            <text:p>325</text:p>
          </table:table-cell>
          <table:table-cell office:value-type="float" office:value="11.024" calcext:value-type="float">
            <text:p>11.0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314" calcext:value-type="float">
            <text:p>314</text:p>
          </table:table-cell>
          <table:table-cell office:value-type="float" office:value="12.8976" calcext:value-type="float">
            <text:p>12.89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294" calcext:value-type="float">
            <text:p>294</text:p>
          </table:table-cell>
          <table:table-cell office:value-type="float" office:value="10.3272" calcext:value-type="float">
            <text:p>10.32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314" calcext:value-type="float">
            <text:p>314</text:p>
          </table:table-cell>
          <table:table-cell office:value-type="float" office:value="12.8298" calcext:value-type="float">
            <text:p>12.82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281" calcext:value-type="float">
            <text:p>281</text:p>
          </table:table-cell>
          <table:table-cell office:value-type="float" office:value="10.7915" calcext:value-type="float">
            <text:p>10.79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322" calcext:value-type="float">
            <text:p>322</text:p>
          </table:table-cell>
          <table:table-cell office:value-type="float" office:value="9.83463" calcext:value-type="float">
            <text:p>9.834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349" calcext:value-type="float">
            <text:p>349</text:p>
          </table:table-cell>
          <table:table-cell office:value-type="float" office:value="10.3764" calcext:value-type="float">
            <text:p>10.3764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75" calcext:value-type="float">
            <text:p>75</text:p>
          </table:table-cell>
          <table:table-cell office:value-type="float" office:value="19.4708" calcext:value-type="float">
            <text:p>19.47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82" calcext:value-type="float">
            <text:p>82</text:p>
          </table:table-cell>
          <table:table-cell office:value-type="float" office:value="13.599" calcext:value-type="float">
            <text:p>13.5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94" calcext:value-type="float">
            <text:p>94</text:p>
          </table:table-cell>
          <table:table-cell office:value-type="float" office:value="10.0413" calcext:value-type="float">
            <text:p>10.04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75" calcext:value-type="float">
            <text:p>75</text:p>
          </table:table-cell>
          <table:table-cell office:value-type="float" office:value="21.1185" calcext:value-type="float">
            <text:p>21.11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82" calcext:value-type="float">
            <text:p>82</text:p>
          </table:table-cell>
          <table:table-cell office:value-type="float" office:value="21.0926" calcext:value-type="float">
            <text:p>21.09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81" calcext:value-type="float">
            <text:p>81</text:p>
          </table:table-cell>
          <table:table-cell office:value-type="float" office:value="12.9993" calcext:value-type="float">
            <text:p>12.99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85" calcext:value-type="float">
            <text:p>85</text:p>
          </table:table-cell>
          <table:table-cell office:value-type="float" office:value="9.56047" calcext:value-type="float">
            <text:p>9.560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79" calcext:value-type="float">
            <text:p>79</text:p>
          </table:table-cell>
          <table:table-cell office:value-type="float" office:value="8.85869" calcext:value-type="float">
            <text:p>8.858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90" calcext:value-type="float">
            <text:p>90</text:p>
          </table:table-cell>
          <table:table-cell office:value-type="float" office:value="11.7123" calcext:value-type="float">
            <text:p>11.71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83" calcext:value-type="float">
            <text:p>83</text:p>
          </table:table-cell>
          <table:table-cell office:value-type="float" office:value="17.7945" calcext:value-type="float">
            <text:p>17.79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85" calcext:value-type="float">
            <text:p>85</text:p>
          </table:table-cell>
          <table:table-cell office:value-type="float" office:value="27.9742" calcext:value-type="float">
            <text:p>27.9742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14.4902" calcext:value-type="float">
            <text:p>14.490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14.0053" calcext:value-type="float">
            <text:p>14.0053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28.1797" calcext:value-type="float">
            <text:p>28.1797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21.4016" calcext:value-type="float">
            <text:p>21.4016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29.0176" calcext:value-type="float">
            <text:p>29.0176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9.27612" calcext:value-type="float">
            <text:p>9.27612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string" calcext:value-type="string">
            <text:p>-inf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17.0883" calcext:value-type="float">
            <text:p>17.0883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14.1185" calcext:value-type="float">
            <text:p>14.1185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22.3146" calcext:value-type="float">
            <text:p>22.3146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0.9352" calcext:value-type="float">
            <text:p>10.9352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13.3127" calcext:value-type="float">
            <text:p>13.3127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8.71445" calcext:value-type="float">
            <text:p>8.71445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17.2315" calcext:value-type="float">
            <text:p>17.2315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14.4987" calcext:value-type="float">
            <text:p>14.49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52" calcext:value-type="float">
            <text:p>52</text:p>
          </table:table-cell>
          <table:table-cell office:value-type="float" office:value="15.1483" calcext:value-type="float">
            <text:p>15.14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53" calcext:value-type="float">
            <text:p>53</text:p>
          </table:table-cell>
          <table:table-cell office:value-type="float" office:value="11.2445" calcext:value-type="float">
            <text:p>11.24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58" calcext:value-type="float">
            <text:p>58</text:p>
          </table:table-cell>
          <table:table-cell office:value-type="float" office:value="25.3002" calcext:value-type="float">
            <text:p>25.30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58" calcext:value-type="float">
            <text:p>58</text:p>
          </table:table-cell>
          <table:table-cell office:value-type="float" office:value="10.0719" calcext:value-type="float">
            <text:p>10.07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52" calcext:value-type="float">
            <text:p>52</text:p>
          </table:table-cell>
          <table:table-cell office:value-type="float" office:value="15.2808" calcext:value-type="float">
            <text:p>15.28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75" calcext:value-type="float">
            <text:p>75</text:p>
          </table:table-cell>
          <table:table-cell office:value-type="float" office:value="13.127" calcext:value-type="float">
            <text:p>13.1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72" calcext:value-type="float">
            <text:p>72</text:p>
          </table:table-cell>
          <table:table-cell office:value-type="float" office:value="13.306" calcext:value-type="float">
            <text:p>13.3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63" calcext:value-type="float">
            <text:p>63</text:p>
          </table:table-cell>
          <table:table-cell office:value-type="float" office:value="26.1262" calcext:value-type="float">
            <text:p>26.12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66" calcext:value-type="float">
            <text:p>66</text:p>
          </table:table-cell>
          <table:table-cell office:value-type="float" office:value="14.2386" calcext:value-type="float">
            <text:p>14.23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52" calcext:value-type="float">
            <text:p>52</text:p>
          </table:table-cell>
          <table:table-cell office:value-type="float" office:value="16.6667" calcext:value-type="float">
            <text:p>16.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54" calcext:value-type="float">
            <text:p>54</text:p>
          </table:table-cell>
          <table:table-cell office:value-type="float" office:value="46.5168" calcext:value-type="float">
            <text:p>46.5168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11.5099" calcext:value-type="float">
            <text:p>11.5099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13.3994" calcext:value-type="float">
            <text:p>13.3994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10.6146" calcext:value-type="float">
            <text:p>10.6146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10.8708" calcext:value-type="float">
            <text:p>10.8708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string" calcext:value-type="string">
            <text:p>-inf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string" calcext:value-type="string">
            <text:p>-inf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8.85642" calcext:value-type="float">
            <text:p>8.85642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8.3901" calcext:value-type="float">
            <text:p>18.3901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string" calcext:value-type="string">
            <text:p>-inf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6.46748" calcext:value-type="float">
            <text:p>6.46748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4.9136" calcext:value-type="float">
            <text:p>14.9136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6.53462" calcext:value-type="float">
            <text:p>6.53462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54.2694" calcext:value-type="float">
            <text:p>54.2694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8.71003" calcext:value-type="float">
            <text:p>8.71003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7.46505" calcext:value-type="float">
            <text:p>7.46505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11.3219" calcext:value-type="float">
            <text:p>11.3219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.71741" calcext:value-type="float">
            <text:p>4.717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84" calcext:value-type="float">
            <text:p>84</text:p>
          </table:table-cell>
          <table:table-cell office:value-type="float" office:value="16.7259" calcext:value-type="float">
            <text:p>16.72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90" calcext:value-type="float">
            <text:p>90</text:p>
          </table:table-cell>
          <table:table-cell office:value-type="float" office:value="10.6668" calcext:value-type="float">
            <text:p>10.66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98" calcext:value-type="float">
            <text:p>98</text:p>
          </table:table-cell>
          <table:table-cell office:value-type="float" office:value="145.22" calcext:value-type="float">
            <text:p>145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95" calcext:value-type="float">
            <text:p>95</text:p>
          </table:table-cell>
          <table:table-cell office:value-type="float" office:value="70.6505" calcext:value-type="float">
            <text:p>70.65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20" calcext:value-type="float">
            <text:p>120</text:p>
          </table:table-cell>
          <table:table-cell office:value-type="float" office:value="145.751" calcext:value-type="float">
            <text:p>145.7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20" calcext:value-type="float">
            <text:p>120</text:p>
          </table:table-cell>
          <table:table-cell office:value-type="float" office:value="9.11705" calcext:value-type="float">
            <text:p>9.117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93" calcext:value-type="float">
            <text:p>93</text:p>
          </table:table-cell>
          <table:table-cell office:value-type="float" office:value="15.1132" calcext:value-type="float">
            <text:p>15.11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96" calcext:value-type="float">
            <text:p>96</text:p>
          </table:table-cell>
          <table:table-cell office:value-type="float" office:value="8.3376" calcext:value-type="float">
            <text:p>8.33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12" calcext:value-type="float">
            <text:p>112</text:p>
          </table:table-cell>
          <table:table-cell office:value-type="float" office:value="13.7226" calcext:value-type="float">
            <text:p>13.72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92" calcext:value-type="float">
            <text:p>92</text:p>
          </table:table-cell>
          <table:table-cell office:value-type="float" office:value="13.5119" calcext:value-type="float">
            <text:p>13.51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11" calcext:value-type="float">
            <text:p>111</text:p>
          </table:table-cell>
          <table:table-cell office:value-type="float" office:value="8.22114" calcext:value-type="float">
            <text:p>8.221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94" calcext:value-type="float">
            <text:p>94</text:p>
          </table:table-cell>
          <table:table-cell office:value-type="float" office:value="16.5329" calcext:value-type="float">
            <text:p>16.53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02" calcext:value-type="float">
            <text:p>102</text:p>
          </table:table-cell>
          <table:table-cell office:value-type="float" office:value="10.8565" calcext:value-type="float">
            <text:p>10.8565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53" calcext:value-type="float">
            <text:p>153</text:p>
          </table:table-cell>
          <table:table-cell office:value-type="float" office:value="12.9342" calcext:value-type="float">
            <text:p>12.93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69" calcext:value-type="float">
            <text:p>169</text:p>
          </table:table-cell>
          <table:table-cell office:value-type="float" office:value="13.7231" calcext:value-type="float">
            <text:p>13.72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67" calcext:value-type="float">
            <text:p>167</text:p>
          </table:table-cell>
          <table:table-cell office:value-type="float" office:value="13.7895" calcext:value-type="float">
            <text:p>13.78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75" calcext:value-type="float">
            <text:p>175</text:p>
          </table:table-cell>
          <table:table-cell office:value-type="float" office:value="14.7121" calcext:value-type="float">
            <text:p>14.71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64" calcext:value-type="float">
            <text:p>164</text:p>
          </table:table-cell>
          <table:table-cell office:value-type="float" office:value="14.7389" calcext:value-type="float">
            <text:p>14.73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70" calcext:value-type="float">
            <text:p>170</text:p>
          </table:table-cell>
          <table:table-cell office:value-type="float" office:value="14.8968" calcext:value-type="float">
            <text:p>14.89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92" calcext:value-type="float">
            <text:p>192</text:p>
          </table:table-cell>
          <table:table-cell office:value-type="float" office:value="16.4882" calcext:value-type="float">
            <text:p>16.48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207" calcext:value-type="float">
            <text:p>207</text:p>
          </table:table-cell>
          <table:table-cell office:value-type="float" office:value="14.0244" calcext:value-type="float">
            <text:p>14.02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85" calcext:value-type="float">
            <text:p>185</text:p>
          </table:table-cell>
          <table:table-cell office:value-type="float" office:value="15.8182" calcext:value-type="float">
            <text:p>15.81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207" calcext:value-type="float">
            <text:p>207</text:p>
          </table:table-cell>
          <table:table-cell office:value-type="float" office:value="11.9816" calcext:value-type="float">
            <text:p>11.98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79" calcext:value-type="float">
            <text:p>179</text:p>
          </table:table-cell>
          <table:table-cell office:value-type="float" office:value="12.6452" calcext:value-type="float">
            <text:p>12.64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93" calcext:value-type="float">
            <text:p>193</text:p>
          </table:table-cell>
          <table:table-cell office:value-type="float" office:value="11.0042" calcext:value-type="float">
            <text:p>11.00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205" calcext:value-type="float">
            <text:p>205</text:p>
          </table:table-cell>
          <table:table-cell office:value-type="float" office:value="10.3178" calcext:value-type="float">
            <text:p>10.31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86" calcext:value-type="float">
            <text:p>186</text:p>
          </table:table-cell>
          <table:table-cell office:value-type="float" office:value="9.79736" calcext:value-type="float">
            <text:p>9.797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69" calcext:value-type="float">
            <text:p>169</text:p>
          </table:table-cell>
          <table:table-cell office:value-type="float" office:value="9.5662" calcext:value-type="float">
            <text:p>9.56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86" calcext:value-type="float">
            <text:p>186</text:p>
          </table:table-cell>
          <table:table-cell office:value-type="float" office:value="10.4307" calcext:value-type="float">
            <text:p>10.43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90" calcext:value-type="float">
            <text:p>190</text:p>
          </table:table-cell>
          <table:table-cell office:value-type="float" office:value="9.56996" calcext:value-type="float">
            <text:p>9.569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98" calcext:value-type="float">
            <text:p>198</text:p>
          </table:table-cell>
          <table:table-cell office:value-type="float" office:value="9.05828" calcext:value-type="float">
            <text:p>9.05828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2.7164" calcext:value-type="float">
            <text:p>12.7164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14.8579" calcext:value-type="float">
            <text:p>14.857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82" calcext:value-type="float">
            <text:p>182</text:p>
          </table:table-cell>
          <table:table-cell table:style-name="ce12" office:value-type="float" office:value="13.4752" calcext:value-type="float">
            <text:p>13.4752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77" calcext:value-type="float">
            <text:p>177</text:p>
          </table:table-cell>
          <table:table-cell table:style-name="ce12" office:value-type="float" office:value="15.1106" calcext:value-type="float">
            <text:p>15.1106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office:value-type="float" office:value="12.5125" calcext:value-type="float">
            <text:p>12.5125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02" calcext:value-type="float">
            <text:p>202</text:p>
          </table:table-cell>
          <table:table-cell table:style-name="ce12" office:value-type="float" office:value="16.2734" calcext:value-type="float">
            <text:p>16.2734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4.1826" calcext:value-type="float">
            <text:p>14.1826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89" calcext:value-type="float">
            <text:p>189</text:p>
          </table:table-cell>
          <table:table-cell table:style-name="ce12" office:value-type="float" office:value="12.1838" calcext:value-type="float">
            <text:p>12.1838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86" calcext:value-type="float">
            <text:p>186</text:p>
          </table:table-cell>
          <table:table-cell table:style-name="ce12" office:value-type="float" office:value="12.7645" calcext:value-type="float">
            <text:p>12.7645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float" office:value="10.4343" calcext:value-type="float">
            <text:p>10.4343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04" calcext:value-type="float">
            <text:p>204</text:p>
          </table:table-cell>
          <table:table-cell table:style-name="ce12" office:value-type="float" office:value="10.5051" calcext:value-type="float">
            <text:p>10.5051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93" calcext:value-type="float">
            <text:p>193</text:p>
          </table:table-cell>
          <table:table-cell table:style-name="ce12" office:value-type="float" office:value="9.92191" calcext:value-type="float">
            <text:p>9.92191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83" calcext:value-type="float">
            <text:p>183</text:p>
          </table:table-cell>
          <table:table-cell table:style-name="ce12" office:value-type="float" office:value="9.25147" calcext:value-type="float">
            <text:p>9.25147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0.1596" calcext:value-type="float">
            <text:p>10.1596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84" calcext:value-type="float">
            <text:p>184</text:p>
          </table:table-cell>
          <table:table-cell table:style-name="ce12" office:value-type="float" office:value="9.60992" calcext:value-type="float">
            <text:p>9.60992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89" calcext:value-type="float">
            <text:p>189</text:p>
          </table:table-cell>
          <table:table-cell table:style-name="ce12" office:value-type="float" office:value="9.02517" calcext:value-type="float">
            <text:p>9.025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03" calcext:value-type="float">
            <text:p>103</text:p>
          </table:table-cell>
          <table:table-cell office:value-type="float" office:value="12.5099" calcext:value-type="float">
            <text:p>12.50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21" calcext:value-type="float">
            <text:p>121</text:p>
          </table:table-cell>
          <table:table-cell office:value-type="float" office:value="13.932" calcext:value-type="float">
            <text:p>13.9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24" calcext:value-type="float">
            <text:p>124</text:p>
          </table:table-cell>
          <table:table-cell office:value-type="float" office:value="13.4752" calcext:value-type="float">
            <text:p>13.47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30" calcext:value-type="float">
            <text:p>130</text:p>
          </table:table-cell>
          <table:table-cell office:value-type="float" office:value="14.0327" calcext:value-type="float">
            <text:p>14.03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19" calcext:value-type="float">
            <text:p>119</text:p>
          </table:table-cell>
          <table:table-cell office:value-type="float" office:value="13.3221" calcext:value-type="float">
            <text:p>13.32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68" calcext:value-type="float">
            <text:p>168</text:p>
          </table:table-cell>
          <table:table-cell office:value-type="float" office:value="13.9035" calcext:value-type="float">
            <text:p>13.90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50" calcext:value-type="float">
            <text:p>150</text:p>
          </table:table-cell>
          <table:table-cell office:value-type="float" office:value="12.9714" calcext:value-type="float">
            <text:p>12.97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47" calcext:value-type="float">
            <text:p>147</text:p>
          </table:table-cell>
          <table:table-cell office:value-type="float" office:value="10.6841" calcext:value-type="float">
            <text:p>10.68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41" calcext:value-type="float">
            <text:p>141</text:p>
          </table:table-cell>
          <table:table-cell office:value-type="float" office:value="10.8591" calcext:value-type="float">
            <text:p>10.85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54" calcext:value-type="float">
            <text:p>154</text:p>
          </table:table-cell>
          <table:table-cell office:value-type="float" office:value="11.1356" calcext:value-type="float">
            <text:p>11.13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46" calcext:value-type="float">
            <text:p>146</text:p>
          </table:table-cell>
          <table:table-cell office:value-type="float" office:value="10.5043" calcext:value-type="float">
            <text:p>10.50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40" calcext:value-type="float">
            <text:p>140</text:p>
          </table:table-cell>
          <table:table-cell office:value-type="float" office:value="10.8398" calcext:value-type="float">
            <text:p>10.83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23" calcext:value-type="float">
            <text:p>123</text:p>
          </table:table-cell>
          <table:table-cell office:value-type="float" office:value="9.6319" calcext:value-type="float">
            <text:p>9.63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22" calcext:value-type="float">
            <text:p>122</text:p>
          </table:table-cell>
          <table:table-cell office:value-type="float" office:value="8.43788" calcext:value-type="float">
            <text:p>8.43788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16" calcext:value-type="float">
            <text:p>116</text:p>
          </table:table-cell>
          <table:table-cell table:style-name="ce12" office:value-type="float" office:value="12.0991" calcext:value-type="float">
            <text:p>12.099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22" calcext:value-type="float">
            <text:p>122</text:p>
          </table:table-cell>
          <table:table-cell table:style-name="ce12" office:value-type="float" office:value="14.2724" calcext:value-type="float">
            <text:p>14.2724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14.3256" calcext:value-type="float">
            <text:p>14.3256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32" calcext:value-type="float">
            <text:p>132</text:p>
          </table:table-cell>
          <table:table-cell table:style-name="ce12" office:value-type="float" office:value="14.7402" calcext:value-type="float">
            <text:p>14.7402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office:value-type="float" office:value="15.3141" calcext:value-type="float">
            <text:p>15.3141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office:value-type="float" office:value="16.3044" calcext:value-type="float">
            <text:p>16.3044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83" calcext:value-type="float">
            <text:p>183</text:p>
          </table:table-cell>
          <table:table-cell table:style-name="ce12" office:value-type="float" office:value="13.8264" calcext:value-type="float">
            <text:p>13.8264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14.5197" calcext:value-type="float">
            <text:p>14.5197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2.153" calcext:value-type="float">
            <text:p>12.153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37" calcext:value-type="float">
            <text:p>137</text:p>
          </table:table-cell>
          <table:table-cell table:style-name="ce12" office:value-type="float" office:value="10.7556" calcext:value-type="float">
            <text:p>10.7556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11.1794" calcext:value-type="float">
            <text:p>11.1794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9.43479" calcext:value-type="float">
            <text:p>9.43479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9.3965" calcext:value-type="float">
            <text:p>9.3965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9.77437" calcext:value-type="float">
            <text:p>9.77437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9.56996" calcext:value-type="float">
            <text:p>9.56996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8.77002" calcext:value-type="float">
            <text:p>8.77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204" calcext:value-type="float">
            <text:p>204</text:p>
          </table:table-cell>
          <table:table-cell office:value-type="float" office:value="12.2588" calcext:value-type="float">
            <text:p>12.25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223" calcext:value-type="float">
            <text:p>223</text:p>
          </table:table-cell>
          <table:table-cell office:value-type="float" office:value="14.289" calcext:value-type="float">
            <text:p>14.2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240" calcext:value-type="float">
            <text:p>240</text:p>
          </table:table-cell>
          <table:table-cell office:value-type="float" office:value="13.1421" calcext:value-type="float">
            <text:p>13.14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213" calcext:value-type="float">
            <text:p>213</text:p>
          </table:table-cell>
          <table:table-cell office:value-type="float" office:value="13.938" calcext:value-type="float">
            <text:p>13.9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206" calcext:value-type="float">
            <text:p>206</text:p>
          </table:table-cell>
          <table:table-cell office:value-type="float" office:value="13.7241" calcext:value-type="float">
            <text:p>13.72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245" calcext:value-type="float">
            <text:p>245</text:p>
          </table:table-cell>
          <table:table-cell office:value-type="float" office:value="15.4656" calcext:value-type="float">
            <text:p>15.46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241" calcext:value-type="float">
            <text:p>241</text:p>
          </table:table-cell>
          <table:table-cell office:value-type="float" office:value="13.8873" calcext:value-type="float">
            <text:p>13.88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242" calcext:value-type="float">
            <text:p>242</text:p>
          </table:table-cell>
          <table:table-cell office:value-type="float" office:value="13.9315" calcext:value-type="float">
            <text:p>13.93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266" calcext:value-type="float">
            <text:p>266</text:p>
          </table:table-cell>
          <table:table-cell office:value-type="float" office:value="11.8227" calcext:value-type="float">
            <text:p>11.82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240" calcext:value-type="float">
            <text:p>240</text:p>
          </table:table-cell>
          <table:table-cell office:value-type="float" office:value="12.0312" calcext:value-type="float">
            <text:p>12.03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251" calcext:value-type="float">
            <text:p>251</text:p>
          </table:table-cell>
          <table:table-cell office:value-type="float" office:value="11.1953" calcext:value-type="float">
            <text:p>11.19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244" calcext:value-type="float">
            <text:p>244</text:p>
          </table:table-cell>
          <table:table-cell office:value-type="float" office:value="10.7938" calcext:value-type="float">
            <text:p>10.79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247" calcext:value-type="float">
            <text:p>247</text:p>
          </table:table-cell>
          <table:table-cell office:value-type="float" office:value="10.126" calcext:value-type="float">
            <text:p>10.1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227" calcext:value-type="float">
            <text:p>227</text:p>
          </table:table-cell>
          <table:table-cell office:value-type="float" office:value="10.003" calcext:value-type="float">
            <text:p>10.0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247" calcext:value-type="float">
            <text:p>247</text:p>
          </table:table-cell>
          <table:table-cell office:value-type="float" office:value="10.0241" calcext:value-type="float">
            <text:p>10.02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229" calcext:value-type="float">
            <text:p>229</text:p>
          </table:table-cell>
          <table:table-cell office:value-type="float" office:value="9.14844" calcext:value-type="float">
            <text:p>9.148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235" calcext:value-type="float">
            <text:p>235</text:p>
          </table:table-cell>
          <table:table-cell office:value-type="float" office:value="8.94297" calcext:value-type="float">
            <text:p>8.94297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12.2154" calcext:value-type="float">
            <text:p>12.2154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191" calcext:value-type="float">
            <text:p>191</text:p>
          </table:table-cell>
          <table:table-cell table:style-name="ce12" office:value-type="float" office:value="13.8404" calcext:value-type="float">
            <text:p>13.8404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221" calcext:value-type="float">
            <text:p>221</text:p>
          </table:table-cell>
          <table:table-cell table:style-name="ce12" office:value-type="float" office:value="12.795" calcext:value-type="float">
            <text:p>12.795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192" calcext:value-type="float">
            <text:p>192</text:p>
          </table:table-cell>
          <table:table-cell table:style-name="ce12" office:value-type="float" office:value="14.0072" calcext:value-type="float">
            <text:p>14.0072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185" calcext:value-type="float">
            <text:p>185</text:p>
          </table:table-cell>
          <table:table-cell table:style-name="ce12" office:value-type="float" office:value="15.1028" calcext:value-type="float">
            <text:p>15.1028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181" calcext:value-type="float">
            <text:p>181</text:p>
          </table:table-cell>
          <table:table-cell table:style-name="ce12" office:value-type="float" office:value="13.9495" calcext:value-type="float">
            <text:p>13.9495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219" calcext:value-type="float">
            <text:p>219</text:p>
          </table:table-cell>
          <table:table-cell table:style-name="ce12" office:value-type="float" office:value="15.0653" calcext:value-type="float">
            <text:p>15.0653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225" calcext:value-type="float">
            <text:p>225</text:p>
          </table:table-cell>
          <table:table-cell table:style-name="ce12" office:value-type="float" office:value="14.2398" calcext:value-type="float">
            <text:p>14.2398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221" calcext:value-type="float">
            <text:p>221</text:p>
          </table:table-cell>
          <table:table-cell table:style-name="ce12" office:value-type="float" office:value="13.757" calcext:value-type="float">
            <text:p>13.757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11.9729" calcext:value-type="float">
            <text:p>11.9729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209" calcext:value-type="float">
            <text:p>209</text:p>
          </table:table-cell>
          <table:table-cell table:style-name="ce12" office:value-type="float" office:value="12.5884" calcext:value-type="float">
            <text:p>12.5884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229" calcext:value-type="float">
            <text:p>229</text:p>
          </table:table-cell>
          <table:table-cell table:style-name="ce12" office:value-type="float" office:value="11.191" calcext:value-type="float">
            <text:p>11.191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215" calcext:value-type="float">
            <text:p>215</text:p>
          </table:table-cell>
          <table:table-cell table:style-name="ce12" office:value-type="float" office:value="10.8013" calcext:value-type="float">
            <text:p>10.8013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232" calcext:value-type="float">
            <text:p>232</text:p>
          </table:table-cell>
          <table:table-cell table:style-name="ce12" office:value-type="float" office:value="10.1691" calcext:value-type="float">
            <text:p>10.1691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215" calcext:value-type="float">
            <text:p>215</text:p>
          </table:table-cell>
          <table:table-cell table:style-name="ce12" office:value-type="float" office:value="9.63108" calcext:value-type="float">
            <text:p>9.63108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225" calcext:value-type="float">
            <text:p>225</text:p>
          </table:table-cell>
          <table:table-cell table:style-name="ce12" office:value-type="float" office:value="9.8827" calcext:value-type="float">
            <text:p>9.8827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201" calcext:value-type="float">
            <text:p>201</text:p>
          </table:table-cell>
          <table:table-cell table:style-name="ce12" office:value-type="float" office:value="9.49132" calcext:value-type="float">
            <text:p>9.49132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9.12353" calcext:value-type="float">
            <text:p>9.12353</text:p>
          </table:table-cell>
        </table:table-row>
        <table:table-row table:style-name="ro1" table:number-rows-repeated="1047812">
          <table:table-cell table:number-columns-repeated="5"/>
        </table:table-row>
        <table:table-row table:style-name="ro2" table:number-rows-repeated="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22T11:52:13.842548408</dc:date>
    <meta:editing-duration>PT7M27S</meta:editing-duration>
    <meta:editing-cycles>1</meta:editing-cycles>
    <meta:document-statistic meta:table-count="1" meta:cell-count="3785" meta:object-count="7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534cm" svg:height="12.675cm" xlink:href=".." xlink:type="simple" chart:class="chart:line" chart:style-name="ch1">
        <chart:title svg:x="6.461cm" svg:y="0.389cm" chart:style-name="ch2">
          <text:p>Camera-based TTC - kpt Detector: SHITOMASI</text:p>
        </chart:title>
        <chart:legend chart:legend-position="top" svg:x="6.051cm" svg:y="1.353cm" style:legend-expansion="wide" chart:style-name="ch3"/>
        <chart:plot-area chart:style-name="ch4" table:cell-range-address="'Camera-TTC-data'.C2:'Camera-TTC-data'.C2 'Camera-TTC-data'.E2:'Camera-TTC-data'.E91 'Camera-TTC-data'.C20:'Camera-TTC-data'.C20 'Camera-TTC-data'.C38:'Camera-TTC-data'.C38 'Camera-TTC-data'.C56:'Camera-TTC-data'.C56 'Camera-TTC-data'.C74:'Camera-TTC-data'.C74" chart:data-source-has-labels="row" svg:x="1.461cm" svg:y="2.204cm" svg:width="20.623cm" svg:height="9.237cm">
          <chartooo:coordinate-region svg:x="1.897cm" svg:y="2.403cm" svg:width="19.815cm" svg:height="8.391cm"/>
          <chart:axis chart:dimension="x" chart:name="primary-x" chart:style-name="ch5">
            <chart:title svg:x="11.067cm" svg:y="11.694cm" chart:style-name="ch6">
              <text:p>Image ID</text:p>
            </chart:title>
            <chart:grid chart:style-name="ch7" chart:class="major"/>
          </chart:axis>
          <chart:axis chart:dimension="y" chart:name="primary-y" chart:style-name="ch8">
            <chart:title svg:x="0.451cm" svg:y="7.62cm" chart:style-name="ch9">
              <text:p>TTC (sec.)</text:p>
            </chart:title>
            <chart:grid chart:style-name="ch7" chart:class="major"/>
          </chart:axis>
          <chart:series chart:style-name="ch10" chart:values-cell-range-address="'Camera-TTC-data'.E2:'Camera-TTC-data'.E19" chart:label-cell-address="'Camera-TTC-data'.C2:'Camera-TTC-data'.C2" chart:class="chart:line">
            <chart:data-point chart:repeated="18"/>
          </chart:series>
          <chart:series chart:style-name="ch11" chart:values-cell-range-address="'Camera-TTC-data'.E20:'Camera-TTC-data'.E37" chart:label-cell-address="'Camera-TTC-data'.C20:'Camera-TTC-data'.C20" chart:class="chart:line">
            <chart:data-point chart:repeated="18"/>
          </chart:series>
          <chart:series chart:style-name="ch12" chart:values-cell-range-address="'Camera-TTC-data'.E38:'Camera-TTC-data'.E55" chart:label-cell-address="'Camera-TTC-data'.C38:'Camera-TTC-data'.C38" chart:class="chart:line">
            <chart:data-point chart:repeated="18"/>
          </chart:series>
          <chart:series chart:style-name="ch13" chart:values-cell-range-address="'Camera-TTC-data'.E56:'Camera-TTC-data'.E73" chart:label-cell-address="'Camera-TTC-data'.C56:'Camera-TTC-data'.C56" chart:class="chart:line">
            <chart:data-point chart:repeated="18"/>
          </chart:series>
          <chart:series chart:style-name="ch14" chart:values-cell-range-address="'Camera-TTC-data'.E74:'Camera-TTC-data'.E91" chart:label-cell-address="'Camera-TTC-data'.C74:'Camera-TTC-data'.C74" chart:class="chart:line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  <draw:g>
                  <svg:desc>'Camera-TTC-data'.C2:'Camera-TTC-data'.C2</svg:desc>
                </draw:g>
              </table:table-cell>
              <table:table-cell office:value-type="string">
                <text:p>BRIEF</text:p>
                <draw:g>
                  <svg:desc>'Camera-TTC-data'.C20:'Camera-TTC-data'.C20</svg:desc>
                </draw:g>
              </table:table-cell>
              <table:table-cell office:value-type="string">
                <text:p>ORB</text:p>
                <draw:g>
                  <svg:desc>'Camera-TTC-data'.C38:'Camera-TTC-data'.C38</svg:desc>
                </draw:g>
              </table:table-cell>
              <table:table-cell office:value-type="string">
                <text:p>FREAK</text:p>
                <draw:g>
                  <svg:desc>'Camera-TTC-data'.C56:'Camera-TTC-data'.C56</svg:desc>
                </draw:g>
              </table:table-cell>
              <table:table-cell office:value-type="string">
                <text:p>SIFT</text:p>
                <draw:g>
                  <svg:desc>'Camera-TTC-data'.C74:'Camera-TTC-data'.C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943">
                <text:p>12.943</text:p>
                <draw:g>
                  <svg:desc>'Camera-TTC-data'.E2:'Camera-TTC-data'.E19</svg:desc>
                </draw:g>
              </table:table-cell>
              <table:table-cell office:value-type="float" office:value="13.6844">
                <text:p>13.6844</text:p>
                <draw:g>
                  <svg:desc>'Camera-TTC-data'.E20:'Camera-TTC-data'.E37</svg:desc>
                </draw:g>
              </table:table-cell>
              <table:table-cell office:value-type="float" office:value="13.5673">
                <text:p>13.5673</text:p>
                <draw:g>
                  <svg:desc>'Camera-TTC-data'.E38:'Camera-TTC-data'.E55</svg:desc>
                </draw:g>
              </table:table-cell>
              <table:table-cell office:value-type="float" office:value="12.5213">
                <text:p>12.5213</text:p>
                <draw:g>
                  <svg:desc>'Camera-TTC-data'.E56:'Camera-TTC-data'.E73</svg:desc>
                </draw:g>
              </table:table-cell>
              <table:table-cell office:value-type="float" office:value="14.0226">
                <text:p>14.0226</text:p>
                <draw:g>
                  <svg:desc>'Camera-TTC-data'.E74:'Camera-TTC-data'.E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6659">
                <text:p>12.6659</text:p>
              </table:table-cell>
              <table:table-cell office:value-type="float" office:value="13.0251">
                <text:p>13.0251</text:p>
              </table:table-cell>
              <table:table-cell office:value-type="float" office:value="12.306">
                <text:p>12.306</text:p>
              </table:table-cell>
              <table:table-cell office:value-type="float" office:value="12.7667">
                <text:p>12.7667</text:p>
              </table:table-cell>
              <table:table-cell office:value-type="float" office:value="13.0387">
                <text:p>13.03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715">
                <text:p>14.715</text:p>
              </table:table-cell>
              <table:table-cell office:value-type="float" office:value="10.216">
                <text:p>10.216</text:p>
              </table:table-cell>
              <table:table-cell office:value-type="float" office:value="11.8924">
                <text:p>11.8924</text:p>
              </table:table-cell>
              <table:table-cell office:value-type="float" office:value="12.6507">
                <text:p>12.6507</text:p>
              </table:table-cell>
              <table:table-cell office:value-type="float" office:value="11.2376">
                <text:p>11.23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4414">
                <text:p>12.4414</text:p>
              </table:table-cell>
              <table:table-cell office:value-type="float" office:value="11.616">
                <text:p>11.616</text:p>
              </table:table-cell>
              <table:table-cell office:value-type="float" office:value="12.5963">
                <text:p>12.5963</text:p>
              </table:table-cell>
              <table:table-cell office:value-type="float" office:value="11.616">
                <text:p>11.616</text:p>
              </table:table-cell>
              <table:table-cell office:value-type="float" office:value="12.7425">
                <text:p>12.74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0656">
                <text:p>12.0656</text:p>
              </table:table-cell>
              <table:table-cell office:value-type="float" office:value="12.3658">
                <text:p>12.3658</text:p>
              </table:table-cell>
              <table:table-cell office:value-type="float" office:value="13.0928">
                <text:p>13.0928</text:p>
              </table:table-cell>
              <table:table-cell office:value-type="float" office:value="12.3152">
                <text:p>12.3152</text:p>
              </table:table-cell>
              <table:table-cell office:value-type="float" office:value="12.0557">
                <text:p>12.05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4568">
                <text:p>14.4568</text:p>
              </table:table-cell>
              <table:table-cell office:value-type="float" office:value="13.085">
                <text:p>13.085</text:p>
              </table:table-cell>
              <table:table-cell office:value-type="float" office:value="13.4042">
                <text:p>13.4042</text:p>
              </table:table-cell>
              <table:table-cell office:value-type="float" office:value="13.2214">
                <text:p>13.2214</text:p>
              </table:table-cell>
              <table:table-cell office:value-type="float" office:value="12.8027">
                <text:p>12.80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9101">
                <text:p>12.9101</text:p>
              </table:table-cell>
              <table:table-cell office:value-type="float" office:value="13.3614">
                <text:p>13.3614</text:p>
              </table:table-cell>
              <table:table-cell office:value-type="float" office:value="12.4126">
                <text:p>12.4126</text:p>
              </table:table-cell>
              <table:table-cell office:value-type="float" office:value="13.6719">
                <text:p>13.6719</text:p>
              </table:table-cell>
              <table:table-cell office:value-type="float" office:value="12.6031">
                <text:p>12.6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5026">
                <text:p>13.5026</text:p>
              </table:table-cell>
              <table:table-cell office:value-type="float" office:value="12.8674">
                <text:p>12.8674</text:p>
              </table:table-cell>
              <table:table-cell office:value-type="float" office:value="13.7119">
                <text:p>13.7119</text:p>
              </table:table-cell>
              <table:table-cell office:value-type="float" office:value="12.0524">
                <text:p>12.0524</text:p>
              </table:table-cell>
              <table:table-cell office:value-type="float" office:value="12.8697">
                <text:p>12.8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6078">
                <text:p>11.6078</text:p>
              </table:table-cell>
              <table:table-cell office:value-type="float" office:value="11.6078">
                <text:p>11.6078</text:p>
              </table:table-cell>
              <table:table-cell office:value-type="float" office:value="10.7009">
                <text:p>10.7009</text:p>
              </table:table-cell>
              <table:table-cell office:value-type="float" office:value="12.3043">
                <text:p>12.3043</text:p>
              </table:table-cell>
              <table:table-cell office:value-type="float" office:value="11.802">
                <text:p>11.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3281">
                <text:p>12.3281</text:p>
              </table:table-cell>
              <table:table-cell office:value-type="float" office:value="13.0136">
                <text:p>13.0136</text:p>
              </table:table-cell>
              <table:table-cell office:value-type="float" office:value="12.9164">
                <text:p>12.9164</text:p>
              </table:table-cell>
              <table:table-cell office:value-type="float" office:value="NaN">
                <text:p>NaN</text:p>
              </table:table-cell>
              <table:table-cell office:value-type="float" office:value="13.3447">
                <text:p>13.34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0982">
                <text:p>11.0982</text:p>
              </table:table-cell>
              <table:table-cell office:value-type="float" office:value="11.4009">
                <text:p>11.4009</text:p>
              </table:table-cell>
              <table:table-cell office:value-type="float" office:value="11.1203">
                <text:p>11.1203</text:p>
              </table:table-cell>
              <table:table-cell office:value-type="float" office:value="11.1986">
                <text:p>11.1986</text:p>
              </table:table-cell>
              <table:table-cell office:value-type="float" office:value="12.0016">
                <text:p>12.0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1296">
                <text:p>12.1296</text:p>
              </table:table-cell>
              <table:table-cell office:value-type="float" office:value="11.1977">
                <text:p>11.1977</text:p>
              </table:table-cell>
              <table:table-cell office:value-type="float" office:value="11.5554">
                <text:p>11.5554</text:p>
              </table:table-cell>
              <table:table-cell office:value-type="float" office:value="12.16">
                <text:p>12.16</text:p>
              </table:table-cell>
              <table:table-cell office:value-type="float" office:value="11.4149">
                <text:p>11.4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1009">
                <text:p>13.1009</text:p>
              </table:table-cell>
              <table:table-cell office:value-type="float" office:value="12.2631">
                <text:p>12.2631</text:p>
              </table:table-cell>
              <table:table-cell office:value-type="float" office:value="12.3436">
                <text:p>12.3436</text:p>
              </table:table-cell>
              <table:table-cell office:value-type="float" office:value="12.694">
                <text:p>12.694</text:p>
              </table:table-cell>
              <table:table-cell office:value-type="float" office:value="12.0341">
                <text:p>12.03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9325">
                <text:p>11.9325</text:p>
              </table:table-cell>
              <table:table-cell office:value-type="float" office:value="12.1402">
                <text:p>12.1402</text:p>
              </table:table-cell>
              <table:table-cell office:value-type="float" office:value="11.426">
                <text:p>11.426</text:p>
              </table:table-cell>
              <table:table-cell office:value-type="float" office:value="12.1545">
                <text:p>12.1545</text:p>
              </table:table-cell>
              <table:table-cell office:value-type="float" office:value="10.7643">
                <text:p>10.76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1483">
                <text:p>10.1483</text:p>
              </table:table-cell>
              <table:table-cell office:value-type="float" office:value="11.7063">
                <text:p>11.7063</text:p>
              </table:table-cell>
              <table:table-cell office:value-type="float" office:value="9.64517">
                <text:p>9.64517</text:p>
              </table:table-cell>
              <table:table-cell office:value-type="float" office:value="11.3317">
                <text:p>11.3317</text:p>
              </table:table-cell>
              <table:table-cell office:value-type="float" office:value="11.7682">
                <text:p>11.7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9093">
                <text:p>10.9093</text:p>
              </table:table-cell>
              <table:table-cell office:value-type="float" office:value="12.5139">
                <text:p>12.5139</text:p>
              </table:table-cell>
              <table:table-cell office:value-type="float" office:value="12.0362">
                <text:p>12.0362</text:p>
              </table:table-cell>
              <table:table-cell office:value-type="float" office:value="9.73452">
                <text:p>9.73452</text:p>
              </table:table-cell>
              <table:table-cell office:value-type="float" office:value="11.0189">
                <text:p>11.01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1009">
                <text:p>11.1009</text:p>
              </table:table-cell>
              <table:table-cell office:value-type="float" office:value="10.1726">
                <text:p>10.1726</text:p>
              </table:table-cell>
              <table:table-cell office:value-type="float" office:value="10.7261">
                <text:p>10.7261</text:p>
              </table:table-cell>
              <table:table-cell office:value-type="float" office:value="11.1383">
                <text:p>11.1383</text:p>
              </table:table-cell>
              <table:table-cell office:value-type="float" office:value="10.8127">
                <text:p>10.81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3596">
                <text:p>10.3596</text:p>
              </table:table-cell>
              <table:table-cell office:value-type="float" office:value="8.9576">
                <text:p>8.9576</text:p>
              </table:table-cell>
              <table:table-cell office:value-type="float" office:value="8.1958">
                <text:p>8.1958</text:p>
              </table:table-cell>
              <table:table-cell office:value-type="float" office:value="7.61304">
                <text:p>7.61304</text:p>
              </table:table-cell>
              <table:table-cell office:value-type="float" office:value="9.22153">
                <text:p>9.221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44cm" svg:height="12.681cm" xlink:href=".." xlink:type="simple" chart:class="chart:line" chart:style-name="ch1">
        <chart:title svg:x="6.85cm" svg:y="0.389cm" chart:style-name="ch2">
          <text:p>Camera-based TTC - kpt Detector: HARRIS</text:p>
        </chart:title>
        <chart:legend chart:legend-position="top" svg:x="6.056cm" svg:y="1.353cm" style:legend-expansion="wide" chart:style-name="ch3"/>
        <chart:plot-area chart:style-name="ch4" table:cell-range-address="'Camera-TTC-data'.C110:'Camera-TTC-data'.C110 'Camera-TTC-data'.E110:'Camera-TTC-data'.E199 'Camera-TTC-data'.C128:'Camera-TTC-data'.C128 'Camera-TTC-data'.C146:'Camera-TTC-data'.C146 'Camera-TTC-data'.C164:'Camera-TTC-data'.C164 'Camera-TTC-data'.C182:'Camera-TTC-data'.C182" chart:data-source-has-labels="row" svg:x="1.461cm" svg:y="2.204cm" svg:width="20.633cm" svg:height="9.243cm">
          <chartooo:coordinate-region svg:x="2.082cm" svg:y="2.403cm" svg:width="19.826cm" svg:height="8.397cm"/>
          <chart:axis chart:dimension="x" chart:name="primary-x" chart:style-name="ch5">
            <chart:title svg:x="11.072cm" svg:y="11.7cm" chart:style-name="ch6">
              <text:p>Image ID</text:p>
            </chart:title>
            <chart:grid chart:style-name="ch7" chart:class="major"/>
          </chart:axis>
          <chart:axis chart:dimension="y" chart:name="primary-y" chart:style-name="ch5">
            <chart:title svg:x="0.451cm" svg:y="7.623cm" chart:style-name="ch8">
              <text:p>TTC (sec.)</text:p>
            </chart:title>
            <chart:grid chart:style-name="ch7" chart:class="major"/>
          </chart:axis>
          <chart:series chart:style-name="ch9" chart:values-cell-range-address="'Camera-TTC-data'.E110:'Camera-TTC-data'.E127" chart:label-cell-address="'Camera-TTC-data'.C110:'Camera-TTC-data'.C110" chart:class="chart:line">
            <chart:data-point chart:repeated="18"/>
          </chart:series>
          <chart:series chart:style-name="ch10" chart:values-cell-range-address="'Camera-TTC-data'.E128:'Camera-TTC-data'.E145" chart:label-cell-address="'Camera-TTC-data'.C128:'Camera-TTC-data'.C128" chart:class="chart:line">
            <chart:data-point chart:repeated="18"/>
          </chart:series>
          <chart:series chart:style-name="ch11" chart:values-cell-range-address="'Camera-TTC-data'.E146:'Camera-TTC-data'.E163" chart:label-cell-address="'Camera-TTC-data'.C146:'Camera-TTC-data'.C146" chart:class="chart:line">
            <chart:data-point chart:repeated="18"/>
          </chart:series>
          <chart:series chart:style-name="ch12" chart:values-cell-range-address="'Camera-TTC-data'.E164:'Camera-TTC-data'.E181" chart:label-cell-address="'Camera-TTC-data'.C164:'Camera-TTC-data'.C164" chart:class="chart:line">
            <chart:data-point chart:repeated="18"/>
          </chart:series>
          <chart:series chart:style-name="ch13" chart:values-cell-range-address="'Camera-TTC-data'.E182:'Camera-TTC-data'.E199" chart:label-cell-address="'Camera-TTC-data'.C182:'Camera-TTC-data'.C182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  <draw:g>
                  <svg:desc>'Camera-TTC-data'.C110:'Camera-TTC-data'.C110</svg:desc>
                </draw:g>
              </table:table-cell>
              <table:table-cell office:value-type="string">
                <text:p>BRIEF</text:p>
                <draw:g>
                  <svg:desc>'Camera-TTC-data'.C128:'Camera-TTC-data'.C128</svg:desc>
                </draw:g>
              </table:table-cell>
              <table:table-cell office:value-type="string">
                <text:p>ORB</text:p>
                <draw:g>
                  <svg:desc>'Camera-TTC-data'.C146:'Camera-TTC-data'.C146</svg:desc>
                </draw:g>
              </table:table-cell>
              <table:table-cell office:value-type="string">
                <text:p>FREAK</text:p>
                <draw:g>
                  <svg:desc>'Camera-TTC-data'.C164:'Camera-TTC-data'.C164</svg:desc>
                </draw:g>
              </table:table-cell>
              <table:table-cell office:value-type="string">
                <text:p>SIFT</text:p>
                <draw:g>
                  <svg:desc>'Camera-TTC-data'.C182:'Camera-TTC-data'.C1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21139">
                <text:p>9.21139</text:p>
                <draw:g>
                  <svg:desc>'Camera-TTC-data'.E110:'Camera-TTC-data'.E127</svg:desc>
                </draw:g>
              </table:table-cell>
              <table:table-cell office:value-type="float" office:value="9.60303">
                <text:p>9.60303</text:p>
                <draw:g>
                  <svg:desc>'Camera-TTC-data'.E128:'Camera-TTC-data'.E145</svg:desc>
                </draw:g>
              </table:table-cell>
              <table:table-cell office:value-type="float" office:value="9.43336">
                <text:p>9.43336</text:p>
                <draw:g>
                  <svg:desc>'Camera-TTC-data'.E146:'Camera-TTC-data'.E163</svg:desc>
                </draw:g>
              </table:table-cell>
              <table:table-cell office:value-type="float" office:value="12.0632">
                <text:p>12.0632</text:p>
                <draw:g>
                  <svg:desc>'Camera-TTC-data'.E164:'Camera-TTC-data'.E181</svg:desc>
                </draw:g>
              </table:table-cell>
              <table:table-cell office:value-type="float" office:value="10.882">
                <text:p>10.882</text:p>
                <draw:g>
                  <svg:desc>'Camera-TTC-data'.E182:'Camera-TTC-data'.E1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4141">
                <text:p>13.4141</text:p>
              </table:table-cell>
              <table:table-cell office:value-type="float" office:value="14.0787">
                <text:p>14.0787</text:p>
              </table:table-cell>
              <table:table-cell office:value-type="float" office:value="14.0787">
                <text:p>14.0787</text:p>
              </table:table-cell>
              <table:table-cell office:value-type="float" office:value="13.4141">
                <text:p>13.4141</text:p>
              </table:table-cell>
              <table:table-cell office:value-type="float" office:value="13.8033">
                <text:p>13.8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63">
                <text:p>12.863</text:p>
              </table:table-cell>
              <table:table-cell office:value-type="float" office:value="30.1629">
                <text:p>30.1629</text:p>
              </table:table-cell>
              <table:table-cell office:value-type="float" office:value="30.0042">
                <text:p>30.0042</text:p>
              </table:table-cell>
              <table:table-cell office:value-type="float" office:value="21.8164">
                <text:p>21.8164</text:p>
              </table:table-cell>
              <table:table-cell office:value-type="float" office:value="20.4384">
                <text:p>20.4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4119">
                <text:p>13.4119</text:p>
              </table:table-cell>
              <table:table-cell office:value-type="float" office:value="48.3259">
                <text:p>48.3259</text:p>
              </table:table-cell>
              <table:table-cell office:value-type="float" office:value="78.2217">
                <text:p>78.2217</text:p>
              </table:table-cell>
              <table:table-cell office:value-type="float" office:value="13.4119">
                <text:p>13.4119</text:p>
              </table:table-cell>
              <table:table-cell office:value-type="float" office:value="48.3259">
                <text:p>48.32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9645">
                <text:p>12.9645</text:p>
              </table:table-cell>
              <table:table-cell office:value-type="float" office:value="15.1782">
                <text:p>15.1782</text:p>
              </table:table-cell>
              <table:table-cell office:value-type="float" office:value="15.1782">
                <text:p>15.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1899">
                <text:p>11.1899</text:p>
              </table:table-cell>
              <table:table-cell office:value-type="float" office:value="NaN">
                <text:p>NaN</text:p>
              </table:table-cell>
              <table:table-cell office:value-type="float" office:value="11.1027">
                <text:p>11.1027</text:p>
              </table:table-cell>
              <table:table-cell office:value-type="float" office:value="12.9474">
                <text:p>12.9474</text:p>
              </table:table-cell>
              <table:table-cell office:value-type="float" office:value="10.9588">
                <text:p>10.9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78">
                <text:p>11.78</text:p>
              </table:table-cell>
              <table:table-cell office:value-type="float" office:value="12.8679">
                <text:p>12.8679</text:p>
              </table:table-cell>
              <table:table-cell office:value-type="float" office:value="12.479">
                <text:p>12.479</text:p>
              </table:table-cell>
              <table:table-cell office:value-type="float" office:value="11.9">
                <text:p>11.9</text:p>
              </table:table-cell>
              <table:table-cell office:value-type="float" office:value="12.479">
                <text:p>12.4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28">
                <text:p>12.28</text:p>
              </table:table-cell>
              <table:table-cell office:value-type="float" office:value="12.8381">
                <text:p>12.8381</text:p>
              </table:table-cell>
              <table:table-cell office:value-type="float" office:value="12.0016">
                <text:p>12.0016</text:p>
              </table:table-cell>
              <table:table-cell office:value-type="float" office:value="12.6057">
                <text:p>12.6057</text:p>
              </table:table-cell>
              <table:table-cell office:value-type="float" office:value="12.5201">
                <text:p>12.52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106">
                <text:p>12.106</text:p>
              </table:table-cell>
              <table:table-cell office:value-type="float" office:value="12.0618">
                <text:p>12.0618</text:p>
              </table:table-cell>
              <table:table-cell office:value-type="float" office:value="11.7682">
                <text:p>11.7682</text:p>
              </table:table-cell>
              <table:table-cell office:value-type="float" office:value="11.6995">
                <text:p>11.6995</text:p>
              </table:table-cell>
              <table:table-cell office:value-type="float" office:value="11.9434">
                <text:p>11.94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1991">
                <text:p>12.1991</text:p>
              </table:table-cell>
              <table:table-cell office:value-type="float" office:value="12.2281">
                <text:p>12.2281</text:p>
              </table:table-cell>
              <table:table-cell office:value-type="float" office:value="11.2893">
                <text:p>11.2893</text:p>
              </table:table-cell>
              <table:table-cell office:value-type="float" office:value="12.1188">
                <text:p>12.1188</text:p>
              </table:table-cell>
              <table:table-cell office:value-type="float" office:value="12.1188">
                <text:p>12.11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.9701">
                <text:p>12.9701</text:p>
              </table:table-cell>
              <table:table-cell office:value-type="float" office:value="12.0152">
                <text:p>12.0152</text:p>
              </table:table-cell>
              <table:table-cell office:value-type="float" office:value="11.2612">
                <text:p>11.2612</text:p>
              </table:table-cell>
              <table:table-cell office:value-type="float" office:value="12.0152">
                <text:p>12.0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75088">
                <text:p>5.75088</text:p>
              </table:table-cell>
              <table:table-cell office:value-type="float" office:value="5.86046">
                <text:p>5.86046</text:p>
              </table:table-cell>
              <table:table-cell office:value-type="float" office:value="5.64633">
                <text:p>5.64633</text:p>
              </table:table-cell>
              <table:table-cell office:value-type="float" office:value="8.75737">
                <text:p>8.75737</text:p>
              </table:table-cell>
              <table:table-cell office:value-type="float" office:value="7.53081">
                <text:p>7.530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2871">
                <text:p>12.2871</text:p>
              </table:table-cell>
              <table:table-cell office:value-type="float" office:value="11.6511">
                <text:p>11.6511</text:p>
              </table:table-cell>
              <table:table-cell office:value-type="float" office:value="11.5854">
                <text:p>11.5854</text:p>
              </table:table-cell>
              <table:table-cell office:value-type="float" office:value="10.4789">
                <text:p>10.4789</text:p>
              </table:table-cell>
              <table:table-cell office:value-type="float" office:value="11.5854">
                <text:p>11.58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76338">
                <text:p>9.76338</text:p>
              </table:table-cell>
              <table:table-cell office:value-type="float" office:value="10.6504">
                <text:p>10.6504</text:p>
              </table:table-cell>
              <table:table-cell office:value-type="float" office:value="11.1692">
                <text:p>11.1692</text:p>
              </table:table-cell>
              <table:table-cell office:value-type="float" office:value="11.6525">
                <text:p>11.6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95035">
                <text:p>6.95035</text:p>
              </table:table-cell>
              <table:table-cell office:value-type="float" office:value="6.95035">
                <text:p>6.95035</text:p>
              </table:table-cell>
              <table:table-cell office:value-type="float" office:value="6.84317">
                <text:p>6.84317</text:p>
              </table:table-cell>
              <table:table-cell office:value-type="float" office:value="6.95039">
                <text:p>6.95039</text:p>
              </table:table-cell>
              <table:table-cell office:value-type="float" office:value="6.89882">
                <text:p>6.89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8978">
                <text:p>13.8978</text:p>
              </table:table-cell>
              <table:table-cell office:value-type="float" office:value="13.436">
                <text:p>13.436</text:p>
              </table:table-cell>
              <table:table-cell office:value-type="float" office:value="14.0723">
                <text:p>14.0723</text:p>
              </table:table-cell>
              <table:table-cell office:value-type="float" office:value="13.7898">
                <text:p>13.7898</text:p>
              </table:table-cell>
              <table:table-cell office:value-type="float" office:value="13.7898">
                <text:p>13.78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43cm" svg:height="12.68cm" xlink:href=".." xlink:type="simple" chart:class="chart:line" chart:style-name="ch1">
        <chart:title svg:x="7.206cm" svg:y="0.389cm" chart:style-name="ch2">
          <text:p>Camera-based TTC - kpt Detector: SIFT</text:p>
        </chart:title>
        <chart:legend chart:legend-position="top" svg:x="6.992cm" svg:y="1.353cm" style:legend-expansion="wide" chart:style-name="ch3"/>
        <chart:plot-area chart:style-name="ch4" table:cell-range-address="'Camera-TTC-data'.C218:'Camera-TTC-data'.C218 'Camera-TTC-data'.E218:'Camera-TTC-data'.E253 'Camera-TTC-data'.C236:'Camera-TTC-data'.C236 'Camera-TTC-data'.C272:'Camera-TTC-data'.C272 'Camera-TTC-data'.E272:'Camera-TTC-data'.E307 'Camera-TTC-data'.C290:'Camera-TTC-data'.C290" chart:data-source-has-labels="row" svg:x="1.461cm" svg:y="2.204cm" svg:width="20.632cm" svg:height="9.242cm">
          <chartooo:coordinate-region svg:x="2.082cm" svg:y="2.403cm" svg:width="19.824cm" svg:height="8.396cm"/>
          <chart:axis chart:dimension="x" chart:name="primary-x" chart:style-name="ch5">
            <chart:title svg:x="11.072cm" svg:y="11.699cm" chart:style-name="ch6">
              <text:p>Image ID</text:p>
            </chart:title>
            <chart:grid chart:style-name="ch7" chart:class="major"/>
          </chart:axis>
          <chart:axis chart:dimension="y" chart:name="primary-y" chart:style-name="ch5">
            <chart:title svg:x="0.451cm" svg:y="7.623cm" chart:style-name="ch8">
              <text:p>TTC (sec.)</text:p>
            </chart:title>
            <chart:grid chart:style-name="ch7" chart:class="major"/>
          </chart:axis>
          <chart:series chart:style-name="ch9" chart:values-cell-range-address="'Camera-TTC-data'.E218:'Camera-TTC-data'.E235" chart:label-cell-address="'Camera-TTC-data'.C218:'Camera-TTC-data'.C218" chart:class="chart:line">
            <chart:data-point chart:repeated="18"/>
          </chart:series>
          <chart:series chart:style-name="ch10" chart:values-cell-range-address="'Camera-TTC-data'.E236:'Camera-TTC-data'.E253" chart:label-cell-address="'Camera-TTC-data'.C236:'Camera-TTC-data'.C236" chart:class="chart:line">
            <chart:data-point chart:repeated="18"/>
          </chart:series>
          <chart:series chart:style-name="ch11" chart:values-cell-range-address="'Camera-TTC-data'.E272:'Camera-TTC-data'.E289" chart:label-cell-address="'Camera-TTC-data'.C272:'Camera-TTC-data'.C272" chart:class="chart:line">
            <chart:data-point chart:repeated="18"/>
          </chart:series>
          <chart:series chart:style-name="ch12" chart:values-cell-range-address="'Camera-TTC-data'.E290:'Camera-TTC-data'.E307" chart:label-cell-address="'Camera-TTC-data'.C290:'Camera-TTC-data'.C290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  <draw:g>
                  <svg:desc>'Camera-TTC-data'.C218:'Camera-TTC-data'.C218</svg:desc>
                </draw:g>
              </table:table-cell>
              <table:table-cell office:value-type="string">
                <text:p>BRIEF</text:p>
                <draw:g>
                  <svg:desc>'Camera-TTC-data'.C236:'Camera-TTC-data'.C236</svg:desc>
                </draw:g>
              </table:table-cell>
              <table:table-cell office:value-type="string">
                <text:p>FREAK</text:p>
                <draw:g>
                  <svg:desc>'Camera-TTC-data'.C272:'Camera-TTC-data'.C272</svg:desc>
                </draw:g>
              </table:table-cell>
              <table:table-cell office:value-type="string">
                <text:p>SIFT</text:p>
                <draw:g>
                  <svg:desc>'Camera-TTC-data'.C290:'Camera-TTC-data'.C29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5956">
                <text:p>12.5956</text:p>
                <draw:g>
                  <svg:desc>'Camera-TTC-data'.E218:'Camera-TTC-data'.E235</svg:desc>
                </draw:g>
              </table:table-cell>
              <table:table-cell office:value-type="float" office:value="12.0158">
                <text:p>12.0158</text:p>
                <draw:g>
                  <svg:desc>'Camera-TTC-data'.E236:'Camera-TTC-data'.E253</svg:desc>
                </draw:g>
              </table:table-cell>
              <table:table-cell office:value-type="float" office:value="13.3456">
                <text:p>13.3456</text:p>
                <draw:g>
                  <svg:desc>'Camera-TTC-data'.E272:'Camera-TTC-data'.E289</svg:desc>
                </draw:g>
              </table:table-cell>
              <table:table-cell office:value-type="float" office:value="11.3064">
                <text:p>11.3064</text:p>
                <draw:g>
                  <svg:desc>'Camera-TTC-data'.E290:'Camera-TTC-data'.E3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5929">
                <text:p>13.5929</text:p>
              </table:table-cell>
              <table:table-cell office:value-type="float" office:value="14.3066">
                <text:p>14.3066</text:p>
              </table:table-cell>
              <table:table-cell office:value-type="float" office:value="12.6108">
                <text:p>12.6108</text:p>
              </table:table-cell>
              <table:table-cell office:value-type="float" office:value="12.4225">
                <text:p>12.4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808">
                <text:p>13.808</text:p>
              </table:table-cell>
              <table:table-cell office:value-type="float" office:value="15.0878">
                <text:p>15.0878</text:p>
              </table:table-cell>
              <table:table-cell office:value-type="float" office:value="14.5496">
                <text:p>14.5496</text:p>
              </table:table-cell>
              <table:table-cell office:value-type="float" office:value="12.8172">
                <text:p>12.8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2243">
                <text:p>19.2243</text:p>
              </table:table-cell>
              <table:table-cell office:value-type="float" office:value="22.1892">
                <text:p>22.1892</text:p>
              </table:table-cell>
              <table:table-cell office:value-type="float" office:value="17.564">
                <text:p>17.564</text:p>
              </table:table-cell>
              <table:table-cell office:value-type="float" office:value="18.6027">
                <text:p>18.6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9362">
                <text:p>15.9362</text:p>
              </table:table-cell>
              <table:table-cell office:value-type="float" office:value="16.0606">
                <text:p>16.0606</text:p>
              </table:table-cell>
              <table:table-cell office:value-type="float" office:value="16.0104">
                <text:p>16.0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1.7616">
                <text:p>11.7616</text:p>
              </table:table-cell>
              <table:table-cell office:value-type="float" office:value="11.8865">
                <text:p>11.8865</text:p>
              </table:table-cell>
              <table:table-cell office:value-type="float" office:value="11.4814">
                <text:p>11.48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4.6572">
                <text:p>14.6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3135">
                <text:p>15.3135</text:p>
              </table:table-cell>
              <table:table-cell office:value-type="float" office:value="15.7418">
                <text:p>15.7418</text:p>
              </table:table-cell>
              <table:table-cell office:value-type="float" office:value="14.852">
                <text:p>14.852</text:p>
              </table:table-cell>
              <table:table-cell office:value-type="float" office:value="14.2041">
                <text:p>14.2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828">
                <text:p>13.828</text:p>
              </table:table-cell>
              <table:table-cell office:value-type="float" office:value="12.1097">
                <text:p>12.1097</text:p>
              </table:table-cell>
              <table:table-cell office:value-type="float" office:value="15.5448">
                <text:p>15.5448</text:p>
              </table:table-cell>
              <table:table-cell office:value-type="float" office:value="12.9376">
                <text:p>12.9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9267">
                <text:p>11.9267</text:p>
              </table:table-cell>
              <table:table-cell office:value-type="float" office:value="10.7572">
                <text:p>10.7572</text:p>
              </table:table-cell>
              <table:table-cell office:value-type="float" office:value="11.8289">
                <text:p>11.8289</text:p>
              </table:table-cell>
              <table:table-cell office:value-type="float" office:value="10.7065">
                <text:p>10.70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45">
                <text:p>13.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5143">
                <text:p>10.5143</text:p>
              </table:table-cell>
              <table:table-cell office:value-type="float" office:value="10.8184">
                <text:p>10.8184</text:p>
              </table:table-cell>
              <table:table-cell office:value-type="float" office:value="10.6682">
                <text:p>10.6682</text:p>
              </table:table-cell>
              <table:table-cell office:value-type="float" office:value="11.2921">
                <text:p>11.29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1432">
                <text:p>10.1432</text:p>
              </table:table-cell>
              <table:table-cell office:value-type="float" office:value="9.13441">
                <text:p>9.13441</text:p>
              </table:table-cell>
              <table:table-cell office:value-type="float" office:value="9.28098">
                <text:p>9.28098</text:p>
              </table:table-cell>
              <table:table-cell office:value-type="float" office:value="9.24606">
                <text:p>9.246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26168">
                <text:p>9.26168</text:p>
              </table:table-cell>
              <table:table-cell office:value-type="float" office:value="9.82465">
                <text:p>9.82465</text:p>
              </table:table-cell>
              <table:table-cell office:value-type="float" office:value="11.7327">
                <text:p>11.7327</text:p>
              </table:table-cell>
              <table:table-cell office:value-type="float" office:value="9.8399">
                <text:p>9.8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48609">
                <text:p>9.48609</text:p>
              </table:table-cell>
              <table:table-cell office:value-type="float" office:value="9.64451">
                <text:p>9.64451</text:p>
              </table:table-cell>
              <table:table-cell office:value-type="float" office:value="9.97157">
                <text:p>9.97157</text:p>
              </table:table-cell>
              <table:table-cell office:value-type="float" office:value="10.1418">
                <text:p>10.14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80794">
                <text:p>8.80794</text:p>
              </table:table-cell>
              <table:table-cell office:value-type="float" office:value="8.27152">
                <text:p>8.27152</text:p>
              </table:table-cell>
              <table:table-cell office:value-type="float" office:value="8.47477">
                <text:p>8.47477</text:p>
              </table:table-cell>
              <table:table-cell office:value-type="float" office:value="8.87244">
                <text:p>8.872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36581">
                <text:p>9.36581</text:p>
              </table:table-cell>
              <table:table-cell office:value-type="float" office:value="8.86006">
                <text:p>8.86006</text:p>
              </table:table-cell>
              <table:table-cell office:value-type="float" office:value="9.19628">
                <text:p>9.19628</text:p>
              </table:table-cell>
              <table:table-cell office:value-type="float" office:value="8.61576">
                <text:p>8.615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54462">
                <text:p>9.54462</text:p>
              </table:table-cell>
              <table:table-cell office:value-type="float" office:value="9.60669">
                <text:p>9.60669</text:p>
              </table:table-cell>
              <table:table-cell office:value-type="float" office:value="11.6288">
                <text:p>11.6288</text:p>
              </table:table-cell>
              <table:table-cell office:value-type="float" office:value="8.78133">
                <text:p>8.781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498cm" svg:height="12.655cm" xlink:href=".." xlink:type="simple" chart:class="chart:line" chart:style-name="ch1">
        <chart:title svg:x="7.104cm" svg:y="0.389cm" chart:style-name="ch2">
          <text:p>Camera-based TTC - kpt Detector: FAST</text:p>
        </chart:title>
        <chart:legend chart:legend-position="top" svg:x="6.033cm" svg:y="1.353cm" style:legend-expansion="wide" chart:style-name="ch3"/>
        <chart:plot-area chart:style-name="ch4" table:cell-range-address="'Camera-TTC-data'.C326:'Camera-TTC-data'.C326 'Camera-TTC-data'.E326:'Camera-TTC-data'.E415 'Camera-TTC-data'.C344:'Camera-TTC-data'.C344 'Camera-TTC-data'.C362:'Camera-TTC-data'.C362 'Camera-TTC-data'.C380:'Camera-TTC-data'.C380 'Camera-TTC-data'.C398:'Camera-TTC-data'.C398" chart:data-source-has-labels="row" svg:x="1.46cm" svg:y="2.204cm" svg:width="20.589cm" svg:height="9.217cm">
          <chartooo:coordinate-region svg:x="2.081cm" svg:y="2.404cm" svg:width="19.782cm" svg:height="8.37cm"/>
          <chart:axis chart:dimension="x" chart:name="primary-x" chart:style-name="ch5">
            <chart:title svg:x="11.049cm" svg:y="11.674cm" chart:style-name="ch6">
              <text:p>Image ID</text:p>
            </chart:title>
            <chart:grid chart:style-name="ch7" chart:class="major"/>
          </chart:axis>
          <chart:axis chart:dimension="y" chart:name="primary-y" chart:style-name="ch5">
            <chart:title svg:x="0.451cm" svg:y="7.61cm" chart:style-name="ch8">
              <text:p>TTC (sec.)</text:p>
            </chart:title>
            <chart:grid chart:style-name="ch7" chart:class="major"/>
          </chart:axis>
          <chart:series chart:style-name="ch9" chart:values-cell-range-address="'Camera-TTC-data'.E326:'Camera-TTC-data'.E343" chart:label-cell-address="'Camera-TTC-data'.C326:'Camera-TTC-data'.C326" chart:class="chart:line">
            <chart:data-point chart:repeated="18"/>
          </chart:series>
          <chart:series chart:style-name="ch10" chart:values-cell-range-address="'Camera-TTC-data'.E344:'Camera-TTC-data'.E361" chart:label-cell-address="'Camera-TTC-data'.C344:'Camera-TTC-data'.C344" chart:class="chart:line">
            <chart:data-point chart:repeated="18"/>
          </chart:series>
          <chart:series chart:style-name="ch11" chart:values-cell-range-address="'Camera-TTC-data'.E362:'Camera-TTC-data'.E379" chart:label-cell-address="'Camera-TTC-data'.C362:'Camera-TTC-data'.C362" chart:class="chart:line">
            <chart:data-point chart:repeated="18"/>
          </chart:series>
          <chart:series chart:style-name="ch12" chart:values-cell-range-address="'Camera-TTC-data'.E380:'Camera-TTC-data'.E397" chart:label-cell-address="'Camera-TTC-data'.C380:'Camera-TTC-data'.C380" chart:class="chart:line">
            <chart:data-point chart:repeated="18"/>
          </chart:series>
          <chart:series chart:style-name="ch13" chart:values-cell-range-address="'Camera-TTC-data'.E398:'Camera-TTC-data'.E415" chart:label-cell-address="'Camera-TTC-data'.C398:'Camera-TTC-data'.C398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  <draw:g>
                  <svg:desc>'Camera-TTC-data'.C326:'Camera-TTC-data'.C326</svg:desc>
                </draw:g>
              </table:table-cell>
              <table:table-cell office:value-type="string">
                <text:p>BRIEF</text:p>
                <draw:g>
                  <svg:desc>'Camera-TTC-data'.C344:'Camera-TTC-data'.C344</svg:desc>
                </draw:g>
              </table:table-cell>
              <table:table-cell office:value-type="string">
                <text:p>ORB</text:p>
                <draw:g>
                  <svg:desc>'Camera-TTC-data'.C362:'Camera-TTC-data'.C362</svg:desc>
                </draw:g>
              </table:table-cell>
              <table:table-cell office:value-type="string">
                <text:p>FREAK</text:p>
                <draw:g>
                  <svg:desc>'Camera-TTC-data'.C380:'Camera-TTC-data'.C380</svg:desc>
                </draw:g>
              </table:table-cell>
              <table:table-cell office:value-type="string">
                <text:p>SIFT</text:p>
                <draw:g>
                  <svg:desc>'Camera-TTC-data'.C398:'Camera-TTC-data'.C39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4419">
                <text:p>12.4419</text:p>
                <draw:g>
                  <svg:desc>'Camera-TTC-data'.E326:'Camera-TTC-data'.E343</svg:desc>
                </draw:g>
              </table:table-cell>
              <table:table-cell office:value-type="float" office:value="11.0747">
                <text:p>11.0747</text:p>
                <draw:g>
                  <svg:desc>'Camera-TTC-data'.E344:'Camera-TTC-data'.E361</svg:desc>
                </draw:g>
              </table:table-cell>
              <table:table-cell office:value-type="float" office:value="10.5735">
                <text:p>10.5735</text:p>
                <draw:g>
                  <svg:desc>'Camera-TTC-data'.E362:'Camera-TTC-data'.E379</svg:desc>
                </draw:g>
              </table:table-cell>
              <table:table-cell office:value-type="float" office:value="12.2019">
                <text:p>12.2019</text:p>
                <draw:g>
                  <svg:desc>'Camera-TTC-data'.E380:'Camera-TTC-data'.E397</svg:desc>
                </draw:g>
              </table:table-cell>
              <table:table-cell office:value-type="float" office:value="11.3402">
                <text:p>11.3402</text:p>
                <draw:g>
                  <svg:desc>'Camera-TTC-data'.E398:'Camera-TTC-data'.E4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287">
                <text:p>12.5287</text:p>
              </table:table-cell>
              <table:table-cell office:value-type="float" office:value="11.9441">
                <text:p>11.9441</text:p>
              </table:table-cell>
              <table:table-cell office:value-type="float" office:value="12.4285">
                <text:p>12.4285</text:p>
              </table:table-cell>
              <table:table-cell office:value-type="float" office:value="11.9409">
                <text:p>11.9409</text:p>
              </table:table-cell>
              <table:table-cell office:value-type="float" office:value="12.3534">
                <text:p>12.35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196">
                <text:p>13.196</text:p>
              </table:table-cell>
              <table:table-cell office:value-type="float" office:value="13.752">
                <text:p>13.752</text:p>
              </table:table-cell>
              <table:table-cell office:value-type="float" office:value="18.4206">
                <text:p>18.4206</text:p>
              </table:table-cell>
              <table:table-cell office:value-type="float" office:value="10.8113">
                <text:p>10.8113</text:p>
              </table:table-cell>
              <table:table-cell office:value-type="float" office:value="14.751">
                <text:p>14.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0971">
                <text:p>13.0971</text:p>
              </table:table-cell>
              <table:table-cell office:value-type="float" office:value="13.1664">
                <text:p>13.1664</text:p>
              </table:table-cell>
              <table:table-cell office:value-type="float" office:value="13.4608">
                <text:p>13.4608</text:p>
              </table:table-cell>
              <table:table-cell office:value-type="float" office:value="NaN">
                <text:p>NaN</text:p>
              </table:table-cell>
              <table:table-cell office:value-type="float" office:value="13.9805">
                <text:p>13.9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.1142">
                <text:p>39.1142</text:p>
              </table:table-cell>
              <table:table-cell office:value-type="float" office:value="18.7614">
                <text:p>18.7614</text:p>
              </table:table-cell>
              <table:table-cell office:value-type="float" office:value="12.9794">
                <text:p>12.9794</text:p>
              </table:table-cell>
              <table:table-cell office:value-type="float" office:value="7.29605">
                <text:p>7.29605</text:p>
              </table:table-cell>
              <table:table-cell office:value-type="float" office:value="26.3632">
                <text:p>26.3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2723">
                <text:p>13.2723</text:p>
              </table:table-cell>
              <table:table-cell office:value-type="float" office:value="13.3674">
                <text:p>13.3674</text:p>
              </table:table-cell>
              <table:table-cell office:value-type="float" office:value="12.6145">
                <text:p>12.6145</text:p>
              </table:table-cell>
              <table:table-cell office:value-type="float" office:value="NaN">
                <text:p>NaN</text:p>
              </table:table-cell>
              <table:table-cell office:value-type="float" office:value="13.1432">
                <text:p>13.1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352">
                <text:p>12.352</text:p>
              </table:table-cell>
              <table:table-cell office:value-type="float" office:value="11.2292">
                <text:p>11.2292</text:p>
              </table:table-cell>
              <table:table-cell office:value-type="float" office:value="11.3028">
                <text:p>11.3028</text:p>
              </table:table-cell>
              <table:table-cell office:value-type="float" office:value="11.9907">
                <text:p>11.9907</text:p>
              </table:table-cell>
              <table:table-cell office:value-type="float" office:value="12.0848">
                <text:p>12.08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6972">
                <text:p>11.6972</text:p>
              </table:table-cell>
              <table:table-cell office:value-type="float" office:value="11.0014">
                <text:p>11.0014</text:p>
              </table:table-cell>
              <table:table-cell office:value-type="float" office:value="11.592">
                <text:p>11.592</text:p>
              </table:table-cell>
              <table:table-cell office:value-type="float" office:value="12.0848">
                <text:p>12.0848</text:p>
              </table:table-cell>
              <table:table-cell office:value-type="float" office:value="12.5287">
                <text:p>12.5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1675">
                <text:p>12.1675</text:p>
              </table:table-cell>
              <table:table-cell office:value-type="float" office:value="11.9506">
                <text:p>11.9506</text:p>
              </table:table-cell>
              <table:table-cell office:value-type="float" office:value="11.4639">
                <text:p>11.4639</text:p>
              </table:table-cell>
              <table:table-cell office:value-type="float" office:value="12.4822">
                <text:p>12.4822</text:p>
              </table:table-cell>
              <table:table-cell office:value-type="float" office:value="12.8711">
                <text:p>12.87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3.417">
                <text:p>13.417</text:p>
              </table:table-cell>
              <table:table-cell office:value-type="float" office:value="13.1872">
                <text:p>13.1872</text:p>
              </table:table-cell>
              <table:table-cell office:value-type="float" office:value="13.3277">
                <text:p>13.3277</text:p>
              </table:table-cell>
              <table:table-cell office:value-type="float" office:value="13.6889">
                <text:p>13.6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7278">
                <text:p>12.7278</text:p>
              </table:table-cell>
              <table:table-cell office:value-type="float" office:value="13.7363">
                <text:p>13.7363</text:p>
              </table:table-cell>
              <table:table-cell office:value-type="float" office:value="14.4111">
                <text:p>14.4111</text:p>
              </table:table-cell>
              <table:table-cell office:value-type="float" office:value="12.8024">
                <text:p>12.8024</text:p>
              </table:table-cell>
              <table:table-cell office:value-type="float" office:value="14.6528">
                <text:p>14.65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3725">
                <text:p>12.3725</text:p>
              </table:table-cell>
              <table:table-cell office:value-type="float" office:value="10.9512">
                <text:p>10.9512</text:p>
              </table:table-cell>
              <table:table-cell office:value-type="float" office:value="13.0068">
                <text:p>13.0068</text:p>
              </table:table-cell>
              <table:table-cell office:value-type="float" office:value="12.9578">
                <text:p>12.9578</text:p>
              </table:table-cell>
              <table:table-cell office:value-type="float" office:value="11.7459">
                <text:p>11.74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313">
                <text:p>12.313</text:p>
              </table:table-cell>
              <table:table-cell office:value-type="float" office:value="11.6117">
                <text:p>11.6117</text:p>
              </table:table-cell>
              <table:table-cell office:value-type="float" office:value="12.1502">
                <text:p>12.1502</text:p>
              </table:table-cell>
              <table:table-cell office:value-type="float" office:value="12.5287">
                <text:p>12.5287</text:p>
              </table:table-cell>
              <table:table-cell office:value-type="float" office:value="12.4311">
                <text:p>12.43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0531">
                <text:p>12.0531</text:p>
              </table:table-cell>
              <table:table-cell office:value-type="float" office:value="10.8147">
                <text:p>10.8147</text:p>
              </table:table-cell>
              <table:table-cell office:value-type="float" office:value="11.4732">
                <text:p>11.4732</text:p>
              </table:table-cell>
              <table:table-cell office:value-type="float" office:value="12.1009">
                <text:p>12.1009</text:p>
              </table:table-cell>
              <table:table-cell office:value-type="float" office:value="11.4157">
                <text:p>11.41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5209">
                <text:p>11.5209</text:p>
              </table:table-cell>
              <table:table-cell office:value-type="float" office:value="10.9806">
                <text:p>10.9806</text:p>
              </table:table-cell>
              <table:table-cell office:value-type="float" office:value="12.2033">
                <text:p>12.2033</text:p>
              </table:table-cell>
              <table:table-cell office:value-type="float" office:value="11.0408">
                <text:p>11.0408</text:p>
              </table:table-cell>
              <table:table-cell office:value-type="float" office:value="11.0579">
                <text:p>11.05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305">
                <text:p>12.305</text:p>
              </table:table-cell>
              <table:table-cell office:value-type="float" office:value="12.2764">
                <text:p>12.2764</text:p>
              </table:table-cell>
              <table:table-cell office:value-type="float" office:value="11.5257">
                <text:p>11.5257</text:p>
              </table:table-cell>
              <table:table-cell office:value-type="float" office:value="11.607">
                <text:p>11.607</text:p>
              </table:table-cell>
              <table:table-cell office:value-type="float" office:value="11.5078">
                <text:p>11.50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5959">
                <text:p>10.5959</text:p>
              </table:table-cell>
              <table:table-cell office:value-type="float" office:value="7.5105">
                <text:p>7.5105</text:p>
              </table:table-cell>
              <table:table-cell office:value-type="float" office:value="10.808">
                <text:p>10.808</text:p>
              </table:table-cell>
              <table:table-cell office:value-type="float" office:value="10.6199">
                <text:p>10.6199</text:p>
              </table:table-cell>
              <table:table-cell office:value-type="float" office:value="7.86725">
                <text:p>7.867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024">
                <text:p>12.024</text:p>
              </table:table-cell>
              <table:table-cell office:value-type="float" office:value="10.9304">
                <text:p>10.9304</text:p>
              </table:table-cell>
              <table:table-cell office:value-type="float" office:value="10.8743">
                <text:p>10.8743</text:p>
              </table:table-cell>
              <table:table-cell office:value-type="float" office:value="11.1352">
                <text:p>11.1352</text:p>
              </table:table-cell>
              <table:table-cell office:value-type="float" office:value="10.163">
                <text:p>10.1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44cm" svg:height="12.681cm" xlink:href=".." xlink:type="simple" chart:class="chart:line" chart:style-name="ch1">
        <chart:title svg:x="7.022cm" svg:y="0.389cm" chart:style-name="ch2">
          <text:p>Camera-based TTC - kpt Detector: BRISK</text:p>
        </chart:title>
        <chart:legend chart:legend-position="top" svg:x="6.056cm" svg:y="1.353cm" style:legend-expansion="wide" chart:style-name="ch3"/>
        <chart:plot-area chart:style-name="ch4" table:cell-range-address="'Camera-TTC-data'.C434:'Camera-TTC-data'.C434 'Camera-TTC-data'.E434:'Camera-TTC-data'.E523 'Camera-TTC-data'.C452:'Camera-TTC-data'.C452 'Camera-TTC-data'.C470:'Camera-TTC-data'.C470 'Camera-TTC-data'.C488:'Camera-TTC-data'.C488 'Camera-TTC-data'.C506:'Camera-TTC-data'.C506" chart:data-source-has-labels="row" svg:x="1.461cm" svg:y="2.204cm" svg:width="20.633cm" svg:height="9.243cm">
          <chartooo:coordinate-region svg:x="2.082cm" svg:y="2.403cm" svg:width="19.826cm" svg:height="8.397cm"/>
          <chart:axis chart:dimension="x" chart:name="primary-x" chart:style-name="ch5">
            <chart:title svg:x="11.072cm" svg:y="11.7cm" chart:style-name="ch6">
              <text:p>Image ID</text:p>
            </chart:title>
            <chart:grid chart:style-name="ch7" chart:class="major"/>
          </chart:axis>
          <chart:axis chart:dimension="y" chart:name="primary-y" chart:style-name="ch5">
            <chart:title svg:x="0.451cm" svg:y="7.623cm" chart:style-name="ch8">
              <text:p>TTC (sec.)</text:p>
            </chart:title>
            <chart:grid chart:style-name="ch7" chart:class="major"/>
          </chart:axis>
          <chart:series chart:style-name="ch9" chart:values-cell-range-address="'Camera-TTC-data'.E434:'Camera-TTC-data'.E451" chart:label-cell-address="'Camera-TTC-data'.C434:'Camera-TTC-data'.C434" chart:class="chart:line">
            <chart:data-point chart:repeated="18"/>
          </chart:series>
          <chart:series chart:style-name="ch10" chart:values-cell-range-address="'Camera-TTC-data'.E452:'Camera-TTC-data'.E469" chart:label-cell-address="'Camera-TTC-data'.C452:'Camera-TTC-data'.C452" chart:class="chart:line">
            <chart:data-point chart:repeated="18"/>
          </chart:series>
          <chart:series chart:style-name="ch11" chart:values-cell-range-address="'Camera-TTC-data'.E470:'Camera-TTC-data'.E487" chart:label-cell-address="'Camera-TTC-data'.C470:'Camera-TTC-data'.C470" chart:class="chart:line">
            <chart:data-point chart:repeated="18"/>
          </chart:series>
          <chart:series chart:style-name="ch12" chart:values-cell-range-address="'Camera-TTC-data'.E488:'Camera-TTC-data'.E505" chart:label-cell-address="'Camera-TTC-data'.C488:'Camera-TTC-data'.C488" chart:class="chart:line">
            <chart:data-point chart:repeated="18"/>
          </chart:series>
          <chart:series chart:style-name="ch13" chart:values-cell-range-address="'Camera-TTC-data'.E506:'Camera-TTC-data'.E523" chart:label-cell-address="'Camera-TTC-data'.C506:'Camera-TTC-data'.C506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  <draw:g>
                  <svg:desc>'Camera-TTC-data'.C434:'Camera-TTC-data'.C434</svg:desc>
                </draw:g>
              </table:table-cell>
              <table:table-cell office:value-type="string">
                <text:p>BRIEF</text:p>
                <draw:g>
                  <svg:desc>'Camera-TTC-data'.C452:'Camera-TTC-data'.C452</svg:desc>
                </draw:g>
              </table:table-cell>
              <table:table-cell office:value-type="string">
                <text:p>ORB</text:p>
                <draw:g>
                  <svg:desc>'Camera-TTC-data'.C470:'Camera-TTC-data'.C470</svg:desc>
                </draw:g>
              </table:table-cell>
              <table:table-cell office:value-type="string">
                <text:p>FREAK</text:p>
                <draw:g>
                  <svg:desc>'Camera-TTC-data'.C488:'Camera-TTC-data'.C488</svg:desc>
                </draw:g>
              </table:table-cell>
              <table:table-cell office:value-type="string">
                <text:p>SIFT</text:p>
                <draw:g>
                  <svg:desc>'Camera-TTC-data'.C506:'Camera-TTC-data'.C50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9432">
                <text:p>11.9432</text:p>
                <draw:g>
                  <svg:desc>'Camera-TTC-data'.E434:'Camera-TTC-data'.E451</svg:desc>
                </draw:g>
              </table:table-cell>
              <table:table-cell office:value-type="float" office:value="12.6465">
                <text:p>12.6465</text:p>
                <draw:g>
                  <svg:desc>'Camera-TTC-data'.E452:'Camera-TTC-data'.E469</svg:desc>
                </draw:g>
              </table:table-cell>
              <table:table-cell office:value-type="float" office:value="13.1921">
                <text:p>13.1921</text:p>
                <draw:g>
                  <svg:desc>'Camera-TTC-data'.E470:'Camera-TTC-data'.E487</svg:desc>
                </draw:g>
              </table:table-cell>
              <table:table-cell office:value-type="float" office:value="13.7968">
                <text:p>13.7968</text:p>
                <draw:g>
                  <svg:desc>'Camera-TTC-data'.E488:'Camera-TTC-data'.E505</svg:desc>
                </draw:g>
              </table:table-cell>
              <table:table-cell office:value-type="float" office:value="12.6395">
                <text:p>12.6395</text:p>
                <draw:g>
                  <svg:desc>'Camera-TTC-data'.E506:'Camera-TTC-data'.E5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5109">
                <text:p>21.5109</text:p>
              </table:table-cell>
              <table:table-cell office:value-type="float" office:value="13.01">
                <text:p>13.01</text:p>
              </table:table-cell>
              <table:table-cell office:value-type="float" office:value="21.4894">
                <text:p>21.4894</text:p>
              </table:table-cell>
              <table:table-cell office:value-type="float" office:value="20.0889">
                <text:p>20.0889</text:p>
              </table:table-cell>
              <table:table-cell office:value-type="float" office:value="15.9422">
                <text:p>15.94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1946">
                <text:p>15.1946</text:p>
              </table:table-cell>
              <table:table-cell office:value-type="float" office:value="14.1836">
                <text:p>14.1836</text:p>
              </table:table-cell>
              <table:table-cell office:value-type="float" office:value="15.5958">
                <text:p>15.5958</text:p>
              </table:table-cell>
              <table:table-cell office:value-type="float" office:value="13.0592">
                <text:p>13.0592</text:p>
              </table:table-cell>
              <table:table-cell office:value-type="float" office:value="16.4261">
                <text:p>16.42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5708">
                <text:p>15.5708</text:p>
              </table:table-cell>
              <table:table-cell office:value-type="float" office:value="14.7771">
                <text:p>14.7771</text:p>
              </table:table-cell>
              <table:table-cell office:value-type="float" office:value="14.5646">
                <text:p>14.5646</text:p>
              </table:table-cell>
              <table:table-cell office:value-type="float" office:value="15.0852">
                <text:p>15.0852</text:p>
              </table:table-cell>
              <table:table-cell office:value-type="float" office:value="12.6366">
                <text:p>12.6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9969">
                <text:p>24.9969</text:p>
              </table:table-cell>
              <table:table-cell office:value-type="float" office:value="12.8928">
                <text:p>12.8928</text:p>
              </table:table-cell>
              <table:table-cell office:value-type="float" office:value="20.1466">
                <text:p>20.1466</text:p>
              </table:table-cell>
              <table:table-cell office:value-type="float" office:value="29.4411">
                <text:p>29.4411</text:p>
              </table:table-cell>
              <table:table-cell office:value-type="float" office:value="26.7783">
                <text:p>26.7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3779">
                <text:p>15.3779</text:p>
              </table:table-cell>
              <table:table-cell office:value-type="float" office:value="14.1662">
                <text:p>14.1662</text:p>
              </table:table-cell>
              <table:table-cell office:value-type="float" office:value="30.2605">
                <text:p>30.2605</text:p>
              </table:table-cell>
              <table:table-cell office:value-type="float" office:value="13.7893">
                <text:p>13.7893</text:p>
              </table:table-cell>
              <table:table-cell office:value-type="float" office:value="12.7768">
                <text:p>12.7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8956">
                <text:p>15.8956</text:p>
              </table:table-cell>
              <table:table-cell office:value-type="float" office:value="13.2592">
                <text:p>13.2592</text:p>
              </table:table-cell>
              <table:table-cell office:value-type="float" office:value="14.2452">
                <text:p>14.2452</text:p>
              </table:table-cell>
              <table:table-cell office:value-type="float" office:value="17.7298">
                <text:p>17.7298</text:p>
              </table:table-cell>
              <table:table-cell office:value-type="float" office:value="13.3823">
                <text:p>13.38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7795">
                <text:p>17.7795</text:p>
              </table:table-cell>
              <table:table-cell office:value-type="float" office:value="15.6792">
                <text:p>15.6792</text:p>
              </table:table-cell>
              <table:table-cell office:value-type="float" office:value="15.0814">
                <text:p>15.0814</text:p>
              </table:table-cell>
              <table:table-cell office:value-type="float" office:value="16.1858">
                <text:p>16.1858</text:p>
              </table:table-cell>
              <table:table-cell office:value-type="float" office:value="15.879">
                <text:p>15.8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9059">
                <text:p>14.9059</text:p>
              </table:table-cell>
              <table:table-cell office:value-type="float" office:value="15.502">
                <text:p>15.502</text:p>
              </table:table-cell>
              <table:table-cell office:value-type="float" office:value="15.2847">
                <text:p>15.2847</text:p>
              </table:table-cell>
              <table:table-cell office:value-type="float" office:value="16.0579">
                <text:p>16.0579</text:p>
              </table:table-cell>
              <table:table-cell office:value-type="float" office:value="16.641">
                <text:p>16.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8545">
                <text:p>11.8545</text:p>
              </table:table-cell>
              <table:table-cell office:value-type="float" office:value="11.4565">
                <text:p>11.4565</text:p>
              </table:table-cell>
              <table:table-cell office:value-type="float" office:value="11.4252">
                <text:p>11.4252</text:p>
              </table:table-cell>
              <table:table-cell office:value-type="float" office:value="12.7583">
                <text:p>12.7583</text:p>
              </table:table-cell>
              <table:table-cell office:value-type="float" office:value="14.9163">
                <text:p>14.91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8751">
                <text:p>11.8751</text:p>
              </table:table-cell>
              <table:table-cell office:value-type="float" office:value="12.655">
                <text:p>12.655</text:p>
              </table:table-cell>
              <table:table-cell office:value-type="float" office:value="11.6182">
                <text:p>11.6182</text:p>
              </table:table-cell>
              <table:table-cell office:value-type="float" office:value="12.793">
                <text:p>12.793</text:p>
              </table:table-cell>
              <table:table-cell office:value-type="float" office:value="13.6087">
                <text:p>13.60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3197">
                <text:p>11.3197</text:p>
              </table:table-cell>
              <table:table-cell office:value-type="float" office:value="13.1135">
                <text:p>13.1135</text:p>
              </table:table-cell>
              <table:table-cell office:value-type="float" office:value="13.098">
                <text:p>13.098</text:p>
              </table:table-cell>
              <table:table-cell office:value-type="float" office:value="12.3502">
                <text:p>12.3502</text:p>
              </table:table-cell>
              <table:table-cell office:value-type="float" office:value="11.024">
                <text:p>11.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6713">
                <text:p>12.6713</text:p>
              </table:table-cell>
              <table:table-cell office:value-type="float" office:value="13.4894">
                <text:p>13.4894</text:p>
              </table:table-cell>
              <table:table-cell office:value-type="float" office:value="10.7689">
                <text:p>10.7689</text:p>
              </table:table-cell>
              <table:table-cell office:value-type="float" office:value="12.4721">
                <text:p>12.4721</text:p>
              </table:table-cell>
              <table:table-cell office:value-type="float" office:value="12.8976">
                <text:p>12.89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3519">
                <text:p>11.3519</text:p>
              </table:table-cell>
              <table:table-cell office:value-type="float" office:value="10.4694">
                <text:p>10.4694</text:p>
              </table:table-cell>
              <table:table-cell office:value-type="float" office:value="13.04">
                <text:p>13.04</text:p>
              </table:table-cell>
              <table:table-cell office:value-type="float" office:value="12.5085">
                <text:p>12.5085</text:p>
              </table:table-cell>
              <table:table-cell office:value-type="float" office:value="10.3272">
                <text:p>10.32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6454">
                <text:p>12.6454</text:p>
              </table:table-cell>
              <table:table-cell office:value-type="float" office:value="11.2997">
                <text:p>11.2997</text:p>
              </table:table-cell>
              <table:table-cell office:value-type="float" office:value="12.2784">
                <text:p>12.2784</text:p>
              </table:table-cell>
              <table:table-cell office:value-type="float" office:value="13.5836">
                <text:p>13.5836</text:p>
              </table:table-cell>
              <table:table-cell office:value-type="float" office:value="12.8298">
                <text:p>12.82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8042">
                <text:p>10.8042</text:p>
              </table:table-cell>
              <table:table-cell office:value-type="float" office:value="11.4913">
                <text:p>11.4913</text:p>
              </table:table-cell>
              <table:table-cell office:value-type="float" office:value="11.6833">
                <text:p>11.6833</text:p>
              </table:table-cell>
              <table:table-cell office:value-type="float" office:value="10.2219">
                <text:p>10.2219</text:p>
              </table:table-cell>
              <table:table-cell office:value-type="float" office:value="10.7915">
                <text:p>10.79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1374">
                <text:p>10.1374</text:p>
              </table:table-cell>
              <table:table-cell office:value-type="float" office:value="8.64688">
                <text:p>8.64688</text:p>
              </table:table-cell>
              <table:table-cell office:value-type="float" office:value="8.66371">
                <text:p>8.66371</text:p>
              </table:table-cell>
              <table:table-cell office:value-type="float" office:value="9.59522">
                <text:p>9.59522</text:p>
              </table:table-cell>
              <table:table-cell office:value-type="float" office:value="9.83463">
                <text:p>9.83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3396">
                <text:p>12.3396</text:p>
              </table:table-cell>
              <table:table-cell office:value-type="float" office:value="9.96395">
                <text:p>9.96395</text:p>
              </table:table-cell>
              <table:table-cell office:value-type="float" office:value="12.3826">
                <text:p>12.3826</text:p>
              </table:table-cell>
              <table:table-cell office:value-type="float" office:value="10.1301">
                <text:p>10.1301</text:p>
              </table:table-cell>
              <table:table-cell office:value-type="float" office:value="10.3764">
                <text:p>10.37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43cm" svg:height="12.68cm" xlink:href=".." xlink:type="simple" chart:class="chart:line" chart:style-name="ch1">
        <chart:title svg:x="7.206cm" svg:y="0.389cm" chart:style-name="ch2">
          <text:p>Camera-based TTC - kpt Detector: ORB</text:p>
        </chart:title>
        <chart:legend chart:legend-position="top" svg:x="6.055cm" svg:y="1.353cm" style:legend-expansion="wide" chart:style-name="ch3"/>
        <chart:plot-area chart:style-name="ch4" table:cell-range-address="'Camera-TTC-data'.C542:'Camera-TTC-data'.C542 'Camera-TTC-data'.E542:'Camera-TTC-data'.E631 'Camera-TTC-data'.C560:'Camera-TTC-data'.C560 'Camera-TTC-data'.C578:'Camera-TTC-data'.C578 'Camera-TTC-data'.C596:'Camera-TTC-data'.C596 'Camera-TTC-data'.C614:'Camera-TTC-data'.C614" chart:data-source-has-labels="row" svg:x="1.461cm" svg:y="2.204cm" svg:width="20.632cm" svg:height="9.242cm">
          <chartooo:coordinate-region svg:x="2.082cm" svg:y="2.403cm" svg:width="19.638cm" svg:height="8.396cm"/>
          <chart:axis chart:dimension="x" chart:name="primary-x" chart:style-name="ch5">
            <chart:title svg:x="11.072cm" svg:y="11.699cm" chart:style-name="ch6">
              <text:p>Image ID</text:p>
            </chart:title>
            <chart:grid chart:style-name="ch7" chart:class="major"/>
          </chart:axis>
          <chart:axis chart:dimension="y" chart:name="primary-y" chart:style-name="ch5">
            <chart:title svg:x="0.451cm" svg:y="7.623cm" chart:style-name="ch8">
              <text:p>TTC (sec.)</text:p>
            </chart:title>
            <chart:grid chart:style-name="ch7" chart:class="major"/>
          </chart:axis>
          <chart:series chart:style-name="ch9" chart:values-cell-range-address="'Camera-TTC-data'.E542:'Camera-TTC-data'.E559" chart:label-cell-address="'Camera-TTC-data'.C542:'Camera-TTC-data'.C542" chart:class="chart:line">
            <chart:data-point chart:repeated="18"/>
          </chart:series>
          <chart:series chart:style-name="ch10" chart:values-cell-range-address="'Camera-TTC-data'.E560:'Camera-TTC-data'.E577" chart:label-cell-address="'Camera-TTC-data'.C560:'Camera-TTC-data'.C560" chart:class="chart:line">
            <chart:data-point chart:repeated="18"/>
          </chart:series>
          <chart:series chart:style-name="ch11" chart:values-cell-range-address="'Camera-TTC-data'.E578:'Camera-TTC-data'.E595" chart:label-cell-address="'Camera-TTC-data'.C578:'Camera-TTC-data'.C578" chart:class="chart:line">
            <chart:data-point chart:repeated="18"/>
          </chart:series>
          <chart:series chart:style-name="ch12" chart:values-cell-range-address="'Camera-TTC-data'.E596:'Camera-TTC-data'.E613" chart:label-cell-address="'Camera-TTC-data'.C596:'Camera-TTC-data'.C596" chart:class="chart:line">
            <chart:data-point chart:repeated="18"/>
          </chart:series>
          <chart:series chart:style-name="ch13" chart:values-cell-range-address="'Camera-TTC-data'.E614:'Camera-TTC-data'.E631" chart:label-cell-address="'Camera-TTC-data'.C614:'Camera-TTC-data'.C614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  <draw:g>
                  <svg:desc>'Camera-TTC-data'.C542:'Camera-TTC-data'.C542</svg:desc>
                </draw:g>
              </table:table-cell>
              <table:table-cell office:value-type="string">
                <text:p>BRIEF</text:p>
                <draw:g>
                  <svg:desc>'Camera-TTC-data'.C560:'Camera-TTC-data'.C560</svg:desc>
                </draw:g>
              </table:table-cell>
              <table:table-cell office:value-type="string">
                <text:p>ORB</text:p>
                <draw:g>
                  <svg:desc>'Camera-TTC-data'.C578:'Camera-TTC-data'.C578</svg:desc>
                </draw:g>
              </table:table-cell>
              <table:table-cell office:value-type="string">
                <text:p>FREAK</text:p>
                <draw:g>
                  <svg:desc>'Camera-TTC-data'.C596:'Camera-TTC-data'.C596</svg:desc>
                </draw:g>
              </table:table-cell>
              <table:table-cell office:value-type="string">
                <text:p>SIFT</text:p>
                <draw:g>
                  <svg:desc>'Camera-TTC-data'.C614:'Camera-TTC-data'.C6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4708">
                <text:p>19.4708</text:p>
                <draw:g>
                  <svg:desc>'Camera-TTC-data'.E542:'Camera-TTC-data'.E559</svg:desc>
                </draw:g>
              </table:table-cell>
              <table:table-cell office:value-type="float" office:value="14.4902">
                <text:p>14.4902</text:p>
                <draw:g>
                  <svg:desc>'Camera-TTC-data'.E560:'Camera-TTC-data'.E577</svg:desc>
                </draw:g>
              </table:table-cell>
              <table:table-cell office:value-type="float" office:value="15.1483">
                <text:p>15.1483</text:p>
                <draw:g>
                  <svg:desc>'Camera-TTC-data'.E578:'Camera-TTC-data'.E595</svg:desc>
                </draw:g>
              </table:table-cell>
              <table:table-cell office:value-type="float" office:value="11.5099">
                <text:p>11.5099</text:p>
                <draw:g>
                  <svg:desc>'Camera-TTC-data'.E596:'Camera-TTC-data'.E613</svg:desc>
                </draw:g>
              </table:table-cell>
              <table:table-cell office:value-type="float" office:value="16.7259">
                <text:p>16.7259</text:p>
                <draw:g>
                  <svg:desc>'Camera-TTC-data'.E614:'Camera-TTC-data'.E6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599">
                <text:p>13.599</text:p>
              </table:table-cell>
              <table:table-cell office:value-type="float" office:value="14.0053">
                <text:p>14.0053</text:p>
              </table:table-cell>
              <table:table-cell office:value-type="float" office:value="11.2445">
                <text:p>11.2445</text:p>
              </table:table-cell>
              <table:table-cell office:value-type="float" office:value="13.3994">
                <text:p>13.3994</text:p>
              </table:table-cell>
              <table:table-cell office:value-type="float" office:value="10.6668">
                <text:p>10.66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8.1797">
                <text:p>28.1797</text:p>
              </table:table-cell>
              <table:table-cell office:value-type="float" office:value="NaN">
                <text:p>NaN</text:p>
              </table:table-cell>
              <table:table-cell office:value-type="float" office:value="10.6146">
                <text:p>10.6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1.4016">
                <text:p>21.4016</text:p>
              </table:table-cell>
              <table:table-cell office:value-type="float" office:value="NaN">
                <text:p>NaN</text:p>
              </table:table-cell>
              <table:table-cell office:value-type="float" office:value="10.8708">
                <text:p>10.8708</text:p>
              </table:table-cell>
              <table:table-cell office:value-type="float" office:value="145.22">
                <text:p>145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9.0176">
                <text:p>29.0176</text:p>
              </table:table-cell>
              <table:table-cell office:value-type="float" office:value="25.3002">
                <text:p>25.3002</text:p>
              </table:table-cell>
              <table:table-cell office:value-type="float" office:value="NaN">
                <text:p>NaN</text:p>
              </table:table-cell>
              <table:table-cell office:value-type="float" office:value="70.6505">
                <text:p>70.6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9.27612">
                <text:p>9.27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.751">
                <text:p>145.7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0413">
                <text:p>10.0413</text:p>
              </table:table-cell>
              <table:table-cell office:value-type="float" office:value="NaN">
                <text:p>NaN</text:p>
              </table:table-cell>
              <table:table-cell office:value-type="float" office:value="10.0719">
                <text:p>10.0719</text:p>
              </table:table-cell>
              <table:table-cell office:value-type="float" office:value="8.85642">
                <text:p>8.85642</text:p>
              </table:table-cell>
              <table:table-cell office:value-type="float" office:value="9.11705">
                <text:p>9.117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1185">
                <text:p>21.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901">
                <text:p>18.3901</text:p>
              </table:table-cell>
              <table:table-cell office:value-type="float" office:value="15.1132">
                <text:p>15.11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0926">
                <text:p>21.0926</text:p>
              </table:table-cell>
              <table:table-cell office:value-type="float" office:value="NaN">
                <text:p>NaN</text:p>
              </table:table-cell>
              <table:table-cell office:value-type="float" office:value="15.2808">
                <text:p>15.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7.0883">
                <text:p>17.0883</text:p>
              </table:table-cell>
              <table:table-cell office:value-type="float" office:value="NaN">
                <text:p>NaN</text:p>
              </table:table-cell>
              <table:table-cell office:value-type="float" office:value="6.46748">
                <text:p>6.46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4.1185">
                <text:p>14.1185</text:p>
              </table:table-cell>
              <table:table-cell office:value-type="float" office:value="NaN">
                <text:p>NaN</text:p>
              </table:table-cell>
              <table:table-cell office:value-type="float" office:value="14.9136">
                <text:p>14.9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9993">
                <text:p>12.9993</text:p>
              </table:table-cell>
              <table:table-cell office:value-type="float" office:value="22.3146">
                <text:p>22.3146</text:p>
              </table:table-cell>
              <table:table-cell office:value-type="float" office:value="13.127">
                <text:p>13.127</text:p>
              </table:table-cell>
              <table:table-cell office:value-type="float" office:value="6.53462">
                <text:p>6.53462</text:p>
              </table:table-cell>
              <table:table-cell office:value-type="float" office:value="8.3376">
                <text:p>8.33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56047">
                <text:p>9.56047</text:p>
              </table:table-cell>
              <table:table-cell office:value-type="float" office:value="10.9352">
                <text:p>10.9352</text:p>
              </table:table-cell>
              <table:table-cell office:value-type="float" office:value="13.306">
                <text:p>13.306</text:p>
              </table:table-cell>
              <table:table-cell office:value-type="float" office:value="54.2694">
                <text:p>54.2694</text:p>
              </table:table-cell>
              <table:table-cell office:value-type="float" office:value="13.7226">
                <text:p>13.72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85869">
                <text:p>8.85869</text:p>
              </table:table-cell>
              <table:table-cell office:value-type="float" office:value="13.3127">
                <text:p>13.3127</text:p>
              </table:table-cell>
              <table:table-cell office:value-type="float" office:value="26.1262">
                <text:p>26.1262</text:p>
              </table:table-cell>
              <table:table-cell office:value-type="float" office:value="8.71003">
                <text:p>8.71003</text:p>
              </table:table-cell>
              <table:table-cell office:value-type="float" office:value="13.5119">
                <text:p>13.51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7123">
                <text:p>11.7123</text:p>
              </table:table-cell>
              <table:table-cell office:value-type="float" office:value="8.71445">
                <text:p>8.71445</text:p>
              </table:table-cell>
              <table:table-cell office:value-type="float" office:value="14.2386">
                <text:p>14.2386</text:p>
              </table:table-cell>
              <table:table-cell office:value-type="float" office:value="7.46505">
                <text:p>7.46505</text:p>
              </table:table-cell>
              <table:table-cell office:value-type="float" office:value="8.22114">
                <text:p>8.221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7945">
                <text:p>17.7945</text:p>
              </table:table-cell>
              <table:table-cell office:value-type="float" office:value="17.2315">
                <text:p>17.2315</text:p>
              </table:table-cell>
              <table:table-cell office:value-type="float" office:value="16.6667">
                <text:p>16.6667</text:p>
              </table:table-cell>
              <table:table-cell office:value-type="float" office:value="11.3219">
                <text:p>11.3219</text:p>
              </table:table-cell>
              <table:table-cell office:value-type="float" office:value="16.5329">
                <text:p>16.53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.9742">
                <text:p>27.9742</text:p>
              </table:table-cell>
              <table:table-cell office:value-type="float" office:value="14.4987">
                <text:p>14.4987</text:p>
              </table:table-cell>
              <table:table-cell office:value-type="float" office:value="46.5168">
                <text:p>46.5168</text:p>
              </table:table-cell>
              <table:table-cell office:value-type="float" office:value="4.71741">
                <text:p>4.71741</text:p>
              </table:table-cell>
              <table:table-cell office:value-type="float" office:value="10.8565">
                <text:p>10.85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496cm" svg:height="12.654cm" xlink:href=".." xlink:type="simple" chart:class="chart:line" chart:style-name="ch1">
        <chart:title svg:x="6.945cm" svg:y="0.389cm" chart:style-name="ch2">
          <text:p>Camera-based TTC - kpt Detector: AKAZE</text:p>
        </chart:title>
        <chart:legend chart:legend-position="top" svg:x="4.883cm" svg:y="1.353cm" style:legend-expansion="wide" chart:style-name="ch3"/>
        <chart:plot-area chart:style-name="ch4" table:cell-range-address="'Camera-TTC-data'.C650:'Camera-TTC-data'.C650 'Camera-TTC-data'.E650:'Camera-TTC-data'.E757 'Camera-TTC-data'.C668:'Camera-TTC-data'.C668 'Camera-TTC-data'.C686:'Camera-TTC-data'.C686 'Camera-TTC-data'.C704:'Camera-TTC-data'.C704 'Camera-TTC-data'.C722:'Camera-TTC-data'.C722 'Camera-TTC-data'.C740:'Camera-TTC-data'.C740" chart:data-source-has-labels="row" svg:x="1.46cm" svg:y="2.204cm" svg:width="20.587cm" svg:height="9.216cm">
          <chartooo:coordinate-region svg:x="1.896cm" svg:y="2.403cm" svg:width="19.78cm" svg:height="8.37cm"/>
          <chart:axis chart:dimension="x" chart:name="primary-x" chart:style-name="ch5">
            <chart:title svg:x="11.048cm" svg:y="11.673cm" chart:style-name="ch6">
              <text:p>Image ID</text:p>
            </chart:title>
            <chart:grid chart:style-name="ch7" chart:class="major"/>
          </chart:axis>
          <chart:axis chart:dimension="y" chart:name="primary-y" chart:style-name="ch8">
            <chart:title svg:x="0.451cm" svg:y="7.61cm" chart:style-name="ch9">
              <text:p>TTC (sec.)</text:p>
            </chart:title>
            <chart:grid chart:style-name="ch7" chart:class="major"/>
          </chart:axis>
          <chart:series chart:style-name="ch10" chart:values-cell-range-address="'Camera-TTC-data'.E650:'Camera-TTC-data'.E667" chart:label-cell-address="'Camera-TTC-data'.C650:'Camera-TTC-data'.C650" chart:class="chart:line">
            <chart:data-point chart:repeated="18"/>
          </chart:series>
          <chart:series chart:style-name="ch11" chart:values-cell-range-address="'Camera-TTC-data'.E668:'Camera-TTC-data'.E685" chart:label-cell-address="'Camera-TTC-data'.C668:'Camera-TTC-data'.C668" chart:class="chart:line">
            <chart:data-point chart:repeated="18"/>
          </chart:series>
          <chart:series chart:style-name="ch12" chart:values-cell-range-address="'Camera-TTC-data'.E686:'Camera-TTC-data'.E703" chart:label-cell-address="'Camera-TTC-data'.C686:'Camera-TTC-data'.C686" chart:class="chart:line">
            <chart:data-point chart:repeated="18"/>
          </chart:series>
          <chart:series chart:style-name="ch13" chart:values-cell-range-address="'Camera-TTC-data'.E704:'Camera-TTC-data'.E721" chart:label-cell-address="'Camera-TTC-data'.C704:'Camera-TTC-data'.C704" chart:class="chart:line">
            <chart:data-point chart:repeated="18"/>
          </chart:series>
          <chart:series chart:style-name="ch14" chart:values-cell-range-address="'Camera-TTC-data'.E722:'Camera-TTC-data'.E739" chart:label-cell-address="'Camera-TTC-data'.C722:'Camera-TTC-data'.C722" chart:class="chart:line">
            <chart:data-point chart:repeated="18"/>
          </chart:series>
          <chart:series chart:style-name="ch15" chart:values-cell-range-address="'Camera-TTC-data'.E740:'Camera-TTC-data'.E757" chart:label-cell-address="'Camera-TTC-data'.C740:'Camera-TTC-data'.C740" chart:class="chart:line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  <draw:g>
                  <svg:desc>'Camera-TTC-data'.C650:'Camera-TTC-data'.C650</svg:desc>
                </draw:g>
              </table:table-cell>
              <table:table-cell office:value-type="string">
                <text:p>BRIEF</text:p>
                <draw:g>
                  <svg:desc>'Camera-TTC-data'.C668:'Camera-TTC-data'.C668</svg:desc>
                </draw:g>
              </table:table-cell>
              <table:table-cell office:value-type="string">
                <text:p>ORB</text:p>
                <draw:g>
                  <svg:desc>'Camera-TTC-data'.C686:'Camera-TTC-data'.C686</svg:desc>
                </draw:g>
              </table:table-cell>
              <table:table-cell office:value-type="string">
                <text:p>FREAK</text:p>
                <draw:g>
                  <svg:desc>'Camera-TTC-data'.C704:'Camera-TTC-data'.C704</svg:desc>
                </draw:g>
              </table:table-cell>
              <table:table-cell office:value-type="string">
                <text:p>SIFT</text:p>
                <draw:g>
                  <svg:desc>'Camera-TTC-data'.C722:'Camera-TTC-data'.C722</svg:desc>
                </draw:g>
              </table:table-cell>
              <table:table-cell office:value-type="string">
                <text:p>AKAZE</text:p>
                <draw:g>
                  <svg:desc>'Camera-TTC-data'.C740:'Camera-TTC-data'.C7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9342">
                <text:p>12.9342</text:p>
                <draw:g>
                  <svg:desc>'Camera-TTC-data'.E650:'Camera-TTC-data'.E667</svg:desc>
                </draw:g>
              </table:table-cell>
              <table:table-cell office:value-type="float" office:value="12.7164">
                <text:p>12.7164</text:p>
                <draw:g>
                  <svg:desc>'Camera-TTC-data'.E668:'Camera-TTC-data'.E685</svg:desc>
                </draw:g>
              </table:table-cell>
              <table:table-cell office:value-type="float" office:value="12.5099">
                <text:p>12.5099</text:p>
                <draw:g>
                  <svg:desc>'Camera-TTC-data'.E686:'Camera-TTC-data'.E703</svg:desc>
                </draw:g>
              </table:table-cell>
              <table:table-cell office:value-type="float" office:value="12.0991">
                <text:p>12.0991</text:p>
                <draw:g>
                  <svg:desc>'Camera-TTC-data'.E704:'Camera-TTC-data'.E721</svg:desc>
                </draw:g>
              </table:table-cell>
              <table:table-cell office:value-type="float" office:value="12.2588">
                <text:p>12.2588</text:p>
                <draw:g>
                  <svg:desc>'Camera-TTC-data'.E722:'Camera-TTC-data'.E739</svg:desc>
                </draw:g>
              </table:table-cell>
              <table:table-cell office:value-type="float" office:value="12.2154">
                <text:p>12.2154</text:p>
                <draw:g>
                  <svg:desc>'Camera-TTC-data'.E740:'Camera-TTC-data'.E7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7231">
                <text:p>13.7231</text:p>
              </table:table-cell>
              <table:table-cell office:value-type="float" office:value="14.8579">
                <text:p>14.8579</text:p>
              </table:table-cell>
              <table:table-cell office:value-type="float" office:value="13.932">
                <text:p>13.932</text:p>
              </table:table-cell>
              <table:table-cell office:value-type="float" office:value="14.2724">
                <text:p>14.2724</text:p>
              </table:table-cell>
              <table:table-cell office:value-type="float" office:value="14.289">
                <text:p>14.289</text:p>
              </table:table-cell>
              <table:table-cell office:value-type="float" office:value="13.8404">
                <text:p>13.8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7895">
                <text:p>13.7895</text:p>
              </table:table-cell>
              <table:table-cell office:value-type="float" office:value="13.4752">
                <text:p>13.4752</text:p>
              </table:table-cell>
              <table:table-cell office:value-type="float" office:value="13.4752">
                <text:p>13.4752</text:p>
              </table:table-cell>
              <table:table-cell office:value-type="float" office:value="14.3256">
                <text:p>14.3256</text:p>
              </table:table-cell>
              <table:table-cell office:value-type="float" office:value="13.1421">
                <text:p>13.1421</text:p>
              </table:table-cell>
              <table:table-cell office:value-type="float" office:value="12.795">
                <text:p>12.7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7121">
                <text:p>14.7121</text:p>
              </table:table-cell>
              <table:table-cell office:value-type="float" office:value="NaN">
                <text:p>NaN</text:p>
              </table:table-cell>
              <table:table-cell office:value-type="float" office:value="14.0327">
                <text:p>14.0327</text:p>
              </table:table-cell>
              <table:table-cell office:value-type="float" office:value="14.7402">
                <text:p>14.7402</text:p>
              </table:table-cell>
              <table:table-cell office:value-type="float" office:value="13.938">
                <text:p>13.938</text:p>
              </table:table-cell>
              <table:table-cell office:value-type="float" office:value="14.0072">
                <text:p>14.0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7389">
                <text:p>14.7389</text:p>
              </table:table-cell>
              <table:table-cell office:value-type="float" office:value="15.1106">
                <text:p>15.1106</text:p>
              </table:table-cell>
              <table:table-cell office:value-type="float" office:value="NaN">
                <text:p>NaN</text:p>
              </table:table-cell>
              <table:table-cell office:value-type="float" office:value="15.3141">
                <text:p>15.3141</text:p>
              </table:table-cell>
              <table:table-cell office:value-type="float" office:value="NaN">
                <text:p>NaN</text:p>
              </table:table-cell>
              <table:table-cell office:value-type="float" office:value="15.1028">
                <text:p>15.10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8968">
                <text:p>14.8968</text:p>
              </table:table-cell>
              <table:table-cell office:value-type="float" office:value="12.5125">
                <text:p>12.5125</text:p>
              </table:table-cell>
              <table:table-cell office:value-type="float" office:value="13.3221">
                <text:p>13.3221</text:p>
              </table:table-cell>
              <table:table-cell office:value-type="float" office:value="NaN">
                <text:p>NaN</text:p>
              </table:table-cell>
              <table:table-cell office:value-type="float" office:value="13.7241">
                <text:p>13.7241</text:p>
              </table:table-cell>
              <table:table-cell office:value-type="float" office:value="13.9495">
                <text:p>13.9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4882">
                <text:p>16.4882</text:p>
              </table:table-cell>
              <table:table-cell office:value-type="float" office:value="16.2734">
                <text:p>16.2734</text:p>
              </table:table-cell>
              <table:table-cell office:value-type="float" office:value="NaN">
                <text:p>NaN</text:p>
              </table:table-cell>
              <table:table-cell office:value-type="float" office:value="16.3044">
                <text:p>16.3044</text:p>
              </table:table-cell>
              <table:table-cell office:value-type="float" office:value="15.4656">
                <text:p>15.4656</text:p>
              </table:table-cell>
              <table:table-cell office:value-type="float" office:value="15.0653">
                <text:p>15.06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0244">
                <text:p>14.0244</text:p>
              </table:table-cell>
              <table:table-cell office:value-type="float" office:value="14.1826">
                <text:p>14.1826</text:p>
              </table:table-cell>
              <table:table-cell office:value-type="float" office:value="13.9035">
                <text:p>13.9035</text:p>
              </table:table-cell>
              <table:table-cell office:value-type="float" office:value="13.8264">
                <text:p>13.8264</text:p>
              </table:table-cell>
              <table:table-cell office:value-type="float" office:value="13.8873">
                <text:p>13.8873</text:p>
              </table:table-cell>
              <table:table-cell office:value-type="float" office:value="14.2398">
                <text:p>14.23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182">
                <text:p>15.8182</text:p>
              </table:table-cell>
              <table:table-cell office:value-type="float" office:value="NaN">
                <text:p>NaN</text:p>
              </table:table-cell>
              <table:table-cell office:value-type="float" office:value="12.9714">
                <text:p>12.9714</text:p>
              </table:table-cell>
              <table:table-cell office:value-type="float" office:value="14.5197">
                <text:p>14.5197</text:p>
              </table:table-cell>
              <table:table-cell office:value-type="float" office:value="13.9315">
                <text:p>13.9315</text:p>
              </table:table-cell>
              <table:table-cell office:value-type="float" office:value="13.757">
                <text:p>13.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9816">
                <text:p>11.9816</text:p>
              </table:table-cell>
              <table:table-cell office:value-type="float" office:value="12.1838">
                <text:p>12.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227">
                <text:p>11.8227</text:p>
              </table:table-cell>
              <table:table-cell office:value-type="float" office:value="11.9729">
                <text:p>11.97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6452">
                <text:p>12.6452</text:p>
              </table:table-cell>
              <table:table-cell office:value-type="float" office:value="12.7645">
                <text:p>12.7645</text:p>
              </table:table-cell>
              <table:table-cell office:value-type="float" office:value="NaN">
                <text:p>NaN</text:p>
              </table:table-cell>
              <table:table-cell office:value-type="float" office:value="12.153">
                <text:p>12.153</text:p>
              </table:table-cell>
              <table:table-cell office:value-type="float" office:value="12.0312">
                <text:p>12.0312</text:p>
              </table:table-cell>
              <table:table-cell office:value-type="float" office:value="12.5884">
                <text:p>12.58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0042">
                <text:p>11.0042</text:p>
              </table:table-cell>
              <table:table-cell office:value-type="float" office:value="10.4343">
                <text:p>10.4343</text:p>
              </table:table-cell>
              <table:table-cell office:value-type="float" office:value="10.6841">
                <text:p>10.6841</text:p>
              </table:table-cell>
              <table:table-cell office:value-type="float" office:value="10.7556">
                <text:p>10.7556</text:p>
              </table:table-cell>
              <table:table-cell office:value-type="float" office:value="11.1953">
                <text:p>11.1953</text:p>
              </table:table-cell>
              <table:table-cell office:value-type="float" office:value="11.191">
                <text:p>11.1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3178">
                <text:p>10.3178</text:p>
              </table:table-cell>
              <table:table-cell office:value-type="float" office:value="10.5051">
                <text:p>10.5051</text:p>
              </table:table-cell>
              <table:table-cell office:value-type="float" office:value="10.8591">
                <text:p>10.8591</text:p>
              </table:table-cell>
              <table:table-cell office:value-type="float" office:value="11.1794">
                <text:p>11.1794</text:p>
              </table:table-cell>
              <table:table-cell office:value-type="float" office:value="10.7938">
                <text:p>10.7938</text:p>
              </table:table-cell>
              <table:table-cell office:value-type="float" office:value="10.8013">
                <text:p>10.8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79736">
                <text:p>9.79736</text:p>
              </table:table-cell>
              <table:table-cell office:value-type="float" office:value="9.92191">
                <text:p>9.92191</text:p>
              </table:table-cell>
              <table:table-cell office:value-type="float" office:value="11.1356">
                <text:p>11.1356</text:p>
              </table:table-cell>
              <table:table-cell office:value-type="float" office:value="9.43479">
                <text:p>9.43479</text:p>
              </table:table-cell>
              <table:table-cell office:value-type="float" office:value="10.126">
                <text:p>10.126</text:p>
              </table:table-cell>
              <table:table-cell office:value-type="float" office:value="10.1691">
                <text:p>10.16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5662">
                <text:p>9.5662</text:p>
              </table:table-cell>
              <table:table-cell office:value-type="float" office:value="9.25147">
                <text:p>9.25147</text:p>
              </table:table-cell>
              <table:table-cell office:value-type="float" office:value="10.5043">
                <text:p>10.5043</text:p>
              </table:table-cell>
              <table:table-cell office:value-type="float" office:value="9.3965">
                <text:p>9.3965</text:p>
              </table:table-cell>
              <table:table-cell office:value-type="float" office:value="10.003">
                <text:p>10.003</text:p>
              </table:table-cell>
              <table:table-cell office:value-type="float" office:value="9.63108">
                <text:p>9.63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4307">
                <text:p>10.4307</text:p>
              </table:table-cell>
              <table:table-cell office:value-type="float" office:value="10.1596">
                <text:p>10.1596</text:p>
              </table:table-cell>
              <table:table-cell office:value-type="float" office:value="10.8398">
                <text:p>10.8398</text:p>
              </table:table-cell>
              <table:table-cell office:value-type="float" office:value="9.77437">
                <text:p>9.77437</text:p>
              </table:table-cell>
              <table:table-cell office:value-type="float" office:value="10.0241">
                <text:p>10.0241</text:p>
              </table:table-cell>
              <table:table-cell office:value-type="float" office:value="9.8827">
                <text:p>9.88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56996">
                <text:p>9.56996</text:p>
              </table:table-cell>
              <table:table-cell office:value-type="float" office:value="9.60992">
                <text:p>9.60992</text:p>
              </table:table-cell>
              <table:table-cell office:value-type="float" office:value="9.6319">
                <text:p>9.6319</text:p>
              </table:table-cell>
              <table:table-cell office:value-type="float" office:value="9.56996">
                <text:p>9.56996</text:p>
              </table:table-cell>
              <table:table-cell office:value-type="float" office:value="9.14844">
                <text:p>9.14844</text:p>
              </table:table-cell>
              <table:table-cell office:value-type="float" office:value="9.49132">
                <text:p>9.49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05828">
                <text:p>9.05828</text:p>
              </table:table-cell>
              <table:table-cell office:value-type="float" office:value="9.02517">
                <text:p>9.02517</text:p>
              </table:table-cell>
              <table:table-cell office:value-type="float" office:value="8.43788">
                <text:p>8.43788</text:p>
              </table:table-cell>
              <table:table-cell office:value-type="float" office:value="8.77002">
                <text:p>8.77002</text:p>
              </table:table-cell>
              <table:table-cell office:value-type="float" office:value="8.94297">
                <text:p>8.94297</text:p>
              </table:table-cell>
              <table:table-cell office:value-type="float" office:value="9.12353">
                <text:p>9.1235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